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ans-serif" svg:font-family="sans-serif"/>
    <style:font-face style:name="aakar" svg:font-family="aakar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style:writing-mode="page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6.6931in" style:rel-column-width="65535*"/>
    </style:style>
    <style:style style:name="Table2.A1" style:family="table-cell">
      <style:table-cell-properties style:writing-mode="page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6.6931in" style:rel-column-width="65535*"/>
    </style:style>
    <style:style style:name="Table3.A1" style:family="table-cell">
      <style:table-cell-properties style:writing-mode="page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6.6931in" style:rel-column-width="65535*"/>
    </style:style>
    <style:style style:name="Table5.A1" style:family="table-cell">
      <style:table-cell-properties style:writing-mode="page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6.6931in" style:rel-column-width="65535*"/>
    </style:style>
    <style:style style:name="Table6.A1" style:family="table-cell">
      <style:table-cell-properties style:writing-mode="page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6.6931in" style:rel-column-width="65535*"/>
    </style:style>
    <style:style style:name="Table7.A1" style:family="table-cell">
      <style:table-cell-properties style:writing-mode="page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2.2313in" style:rel-column-width="21845*"/>
    </style:style>
    <style:style style:name="Table8.A1" style:family="table-cell">
      <style:table-cell-properties style:writing-mode="page"/>
    </style:style>
    <style:style style:name="Table9" style:family="table">
      <style:table-properties style:width="6.8125in" fo:margin-left="0in" table:align="left"/>
    </style:style>
    <style:style style:name="Table9.A" style:family="table-column">
      <style:table-column-properties style:column-width="1.75in"/>
    </style:style>
    <style:style style:name="Table9.B" style:family="table-column">
      <style:table-column-properties style:column-width="3.25in"/>
    </style:style>
    <style:style style:name="Table9.C" style:family="table-column">
      <style:table-column-properties style:column-width="1.8125in"/>
    </style:style>
    <style:style style:name="Table9.A1" style:family="table-cell">
      <style:table-cell-properties style:writing-mode="page"/>
    </style:style>
    <style:style style:name="Table10" style:family="table">
      <style:table-properties style:width="6.6931in" table:align="margins"/>
    </style:style>
    <style:style style:name="Table10.A" style:family="table-column">
      <style:table-column-properties style:column-width="2.2313in" style:rel-column-width="21845*"/>
    </style:style>
    <style:style style:name="Table10.A1" style:family="table-cell">
      <style:table-cell-properties style:writing-mode="page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2.2313in" style:rel-column-width="21845*"/>
    </style:style>
    <style:style style:name="Table11.A1" style:family="table-cell">
      <style:table-cell-properties style:writing-mode="page"/>
    </style:style>
    <style:style style:name="P1" style:family="paragraph" style:parent-style-name="Standard">
      <style:text-properties officeooo:rsid="001eaf16" officeooo:paragraph-rsid="001eaf16"/>
    </style:style>
    <style:style style:name="P2" style:family="paragraph" style:parent-style-name="Standard">
      <style:text-properties officeooo:rsid="001eaf16" officeooo:paragraph-rsid="00282475"/>
    </style:style>
    <style:style style:name="P3" style:family="paragraph" style:parent-style-name="Standard">
      <style:text-properties officeooo:rsid="001f284c" officeooo:paragraph-rsid="001f284c"/>
    </style:style>
    <style:style style:name="P4" style:family="paragraph" style:parent-style-name="Standard">
      <style:text-properties officeooo:rsid="0021079d" officeooo:paragraph-rsid="0021079d"/>
    </style:style>
    <style:style style:name="P5" style:family="paragraph" style:parent-style-name="Standard">
      <style:text-properties officeooo:rsid="0022a42c" officeooo:paragraph-rsid="0022a42c"/>
    </style:style>
    <style:style style:name="P6" style:family="paragraph" style:parent-style-name="Standard">
      <style:text-properties officeooo:rsid="002328de" officeooo:paragraph-rsid="002328de"/>
    </style:style>
    <style:style style:name="P7" style:family="paragraph" style:parent-style-name="Standard">
      <style:paragraph-properties fo:text-align="end" style:justify-single-word="false"/>
    </style:style>
    <style:style style:name="P8" style:family="paragraph" style:parent-style-name="Standard">
      <style:text-properties officeooo:rsid="002521c0" officeooo:paragraph-rsid="002521c0"/>
    </style:style>
    <style:style style:name="P9" style:family="paragraph" style:parent-style-name="Standard">
      <style:text-properties officeooo:rsid="00271353" officeooo:paragraph-rsid="00271353"/>
    </style:style>
    <style:style style:name="P10" style:family="paragraph" style:parent-style-name="Standard">
      <style:text-properties officeooo:rsid="00282475" officeooo:paragraph-rsid="00282475"/>
    </style:style>
    <style:style style:name="P11" style:family="paragraph" style:parent-style-name="Standard">
      <style:text-properties fo:font-size="14pt" fo:font-weight="bold" officeooo:rsid="001f284c" officeooo:paragraph-rsid="001f284c" style:font-size-asian="14pt" style:font-weight-asian="bold" style:font-size-complex="14pt" style:font-weight-complex="bold"/>
    </style:style>
    <style:style style:name="P12" style:family="paragraph" style:parent-style-name="Standard">
      <style:text-properties fo:font-size="14pt" fo:font-weight="bold" officeooo:rsid="001eaf16" officeooo:paragraph-rsid="001eaf16" style:font-size-asian="14pt" style:font-weight-asian="bold" style:font-size-complex="14pt" style:font-weight-complex="bold"/>
    </style:style>
    <style:style style:name="P13" style:family="paragraph" style:parent-style-name="Standard">
      <style:paragraph-properties fo:break-before="page"/>
      <style:text-properties fo:font-size="14pt" fo:font-weight="bold" officeooo:rsid="001eaf16" officeooo:paragraph-rsid="001eaf16" style:font-size-asian="14pt" style:font-weight-asian="bold" style:font-size-complex="14pt" style:font-weight-complex="bold"/>
    </style:style>
    <style:style style:name="P14" style:family="paragraph" style:parent-style-name="Standard">
      <loext:graphic-properties draw:fill="solid" draw:fill-color="#ffffff"/>
      <style:paragraph-properties fo:background-color="#ffffff" fo:padding="0in" fo:border="none"/>
    </style:style>
    <style:style style:name="P15" style:family="paragraph" style:parent-style-name="Standard">
      <loext:graphic-properties draw:fill="solid" draw:fill-color="#ffffff"/>
      <style:paragraph-properties fo:background-color="#ffffff" fo:padding="0in" fo:border="none"/>
      <style:text-properties officeooo:paragraph-rsid="0022a42c"/>
    </style:style>
    <style:style style:name="P16" style:family="paragraph" style:parent-style-name="Standard">
      <style:paragraph-properties fo:text-align="center" style:justify-single-word="false" style:writing-mode="lr-tb"/>
      <style:text-properties officeooo:paragraph-rsid="00286f40"/>
    </style:style>
    <style:style style:name="P17" style:family="paragraph" style:parent-style-name="Standard">
      <style:paragraph-properties fo:text-align="center" style:justify-single-word="false" style:writing-mode="lr-tb"/>
      <style:text-properties style:font-name="Liberation Sans" officeooo:paragraph-rsid="002521c0"/>
    </style:style>
    <style:style style:name="P18" style:family="paragraph" style:parent-style-name="Standard">
      <style:paragraph-properties fo:text-align="start" style:justify-single-word="false" style:writing-mode="lr-tb"/>
      <style:text-properties style:font-name="Liberation Sans" officeooo:paragraph-rsid="002521c0"/>
    </style:style>
    <style:style style:name="P19" style:family="paragraph" style:parent-style-name="Standard">
      <style:paragraph-properties fo:text-align="end" style:justify-single-word="false" style:writing-mode="lr-tb"/>
      <style:text-properties style:font-name="Liberation Sans" officeooo:paragraph-rsid="002521c0"/>
    </style:style>
    <style:style style:name="P20" style:family="paragraph" style:parent-style-name="Table_20_Contents">
      <style:text-properties officeooo:rsid="0022a42c" officeooo:paragraph-rsid="0022a42c"/>
    </style:style>
    <style:style style:name="P21" style:family="paragraph" style:parent-style-name="Table_20_Contents">
      <style:text-properties officeooo:rsid="002328de" officeooo:paragraph-rsid="002328de"/>
    </style:style>
    <style:style style:name="P22" style:family="paragraph" style:parent-style-name="Table_20_Contents">
      <style:text-properties officeooo:rsid="00282475" officeooo:paragraph-rsid="00282475"/>
    </style:style>
    <style:style style:name="T1" style:family="text">
      <style:text-properties fo:color="#0033b3" style:font-name="JetBrains Mono" fo:font-size="10pt" fo:font-style="normal" fo:font-weight="normal" style:font-size-asian="10pt" style:font-style-asian="normal" style:font-weight-asian="normal"/>
    </style:style>
    <style:style style:name="T2" style:family="text">
      <style:text-properties fo:color="#00627a" style:font-name="JetBrains Mono" fo:font-size="10pt" fo:font-style="normal" fo:font-weight="normal" style:font-size-asian="10pt" style:font-style-asian="normal" style:font-weight-asian="normal"/>
    </style:style>
    <style:style style:name="T3" style:family="text">
      <style:text-properties fo:color="#080808" style:font-name="JetBrains Mono" fo:font-size="10pt" fo:font-style="normal" fo:font-weight="normal" style:font-size-asian="10pt" style:font-style-asian="normal" style:font-weight-asian="normal"/>
    </style:style>
    <style:style style:name="T4" style:family="text">
      <style:text-properties fo:color="#1750eb" style:font-name="JetBrains Mono" fo:font-size="10pt" fo:font-style="normal" fo:font-weight="normal" style:font-size-asian="10pt" style:font-style-asian="normal" style:font-weight-asian="normal"/>
    </style:style>
    <style:style style:name="T5" style:family="text">
      <style:text-properties fo:color="#000080"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fo:color="#067d17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fo:color="#0037a6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officeooo:rsid="001f5213"/>
    </style:style>
    <style:style style:name="T9" style:family="text">
      <style:text-properties style:font-name="sans-serif" fo:font-size="24.75pt"/>
    </style:style>
    <style:style style:name="T10" style:family="text">
      <style:text-properties style:font-name="sans-serif" fo:font-size="24.75pt" officeooo:rsid="002521c0"/>
    </style:style>
    <style:style style:name="T11" style:family="text">
      <style:text-properties style:font-name="sans-serif" fo:font-size="19.5pt"/>
    </style:style>
    <style:style style:name="T12" style:family="text">
      <style:text-properties style:font-name="sans-serif" fo:font-size="17.25pt"/>
    </style:style>
    <style:style style:name="T13" style:family="text">
      <style:text-properties fo:font-size="24.75pt"/>
    </style:style>
    <style:style style:name="T14" style:family="text">
      <style:text-properties fo:font-size="24.75pt" officeooo:rsid="002521c0"/>
    </style:style>
    <style:style style:name="T15" style:family="text">
      <style:text-properties fo:font-size="19.5pt"/>
    </style:style>
    <style:style style:name="T16" style:family="text">
      <style:text-properties fo:font-size="17.25pt"/>
    </style:style>
    <style:style style:name="T17" style:family="text">
      <style:text-properties officeooo:rsid="002521c0"/>
    </style:style>
    <style:style style:name="T18" style:family="text">
      <style:text-properties officeooo:rsid="00271353"/>
    </style:style>
    <style:style style:name="T19" style:family="text">
      <style:text-properties officeooo:rsid="00286f40"/>
    </style:style>
    <style:style style:name="T20" style:family="text">
      <style:text-properties fo:font-size="14pt" style:font-size-asian="14pt" style:font-size-complex="14pt"/>
    </style:style>
    <style:style style:name="T21" style:family="text">
      <style:text-properties fo:font-size="16pt" style:font-size-asian="16pt" style:font-size-complex="16pt"/>
    </style:style>
    <style:style style:name="T22" style:family="text">
      <style:text-properties fo:font-size="18pt" style:font-size-asian="18pt" style:font-size-complex="18pt"/>
    </style:style>
    <style:style style:name="T23" style:family="text">
      <style:text-properties style:font-name="Liberation Sans"/>
    </style:style>
    <style:style style:name="T24" style:family="text">
      <style:text-properties style:font-name="Liberation Sans" fo:font-size="24.75pt"/>
    </style:style>
    <style:style style:name="T25" style:family="text">
      <style:text-properties style:font-name="Liberation Sans" fo:font-size="24.75pt" officeooo:rsid="002521c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text:bookmark text:name="page3R_mcid0"/><text:span text:style-name="T13">УНИВЕРСИТЕТ ИТМО</text:span><text:bookmark text:name="page3R_mcid1"/> </text:p>
      <text:p text:style-name="P16"><text:bookmark text:name="page3R_mcid11"/><text:bookmark text:name="page3R_mcid3"/><text:bookmark text:name="page3R_mcid2"/><text:span text:style-name="T23"><text:line-break/></text:span><text:span text:style-name="T24">Факультет инфокоммуникационных технологий</text:span><text:bookmark text:name="page3R_mcid4"/><text:span text:style-name="T23"> </text:span><text:bookmark text:name="page3R_mcid5"/><text:span text:style-name="T23"><text:line-break/></text:span><text:span text:style-name="T24">Интеллектуальные системы в гуманитарной </text:span><text:span text:style-name="T23"><text:line-break/></text:span><text:span text:style-name="T24">среде</text:span><text:bookmark text:name="page3R_mcid6"/><text:span text:style-name="T23"> </text:span><text:bookmark text:name="page3R_mcid7"/><text:span text:style-name="T23"><text:line-break/></text:span><text:span text:style-name="T24">Алгоритмы и структуры данных</text:span><text:bookmark text:name="page3R_mcid8"/><text:span text:style-name="T23"> </text:span><text:bookmark text:name="page3R_mcid9"/><text:span text:style-name="T23"><text:line-break/></text:span><text:bookmark text:name="page3R_mcid10"/><text:span text:style-name="T23"><text:line-break/></text:span><text:span text:style-name="T24">Лабораторная работа </text:span><text:span text:style-name="T25">№</text:span><text:span text:style-name="T25">3</text:span><text:span text:style-name="T23"> </text:span><text:bookmark text:name="page3R_mcid12"/><text:span text:style-name="T23"><text:line-break/></text:span><text:span text:style-name="T24">«Сортировка слиянием. Метод декомпозиции»</text:span><text:bookmark text:name="page3R_mcid13"/><text:span text:style-name="T23"> </text:span></text:p>
      <text:p text:style-name="P18"><text:bookmark text:name="page3R_mcid14"/><text:line-break/><text:bookmark text:name="page3R_mcid15"/><text:line-break/><text:bookmark text:name="page3R_mcid16"/><text:bookmark text:name="page3R_mcid17"/><text:line-break/><text:span text:style-name="T22">Студентка: Демша Евгения Сергеевна, К3143 </text:span><text:bookmark text:name="page3R_mcid18"/><text:span text:style-name="T22"><text:line-break/>Преподаватель: Харьковская Татьяна Александровна </text:span><text:bookmark text:name="page3R_mcid19"/><text:line-break/><text:line-break/><text:bookmark text:name="page3R_mcid20"/><text:line-break/><text:bookmark text:name="page3R_mcid21"/><text:line-break/><text:line-break/><text:bookmark text:name="page3R_mcid22"/><text:line-break/><text:bookmark text:name="page3R_mcid23"/><text:line-break/><text:line-break/><text:line-break/><text:line-break/><text:bookmark text:name="page3R_mcid24"/><text:line-break/></text:p>
      <text:p text:style-name="P18"><text:span text:style-name="T16"/></text:p>
      <text:p text:style-name="P18"><text:span text:style-name="T16"/></text:p>
      <text:p text:style-name="P18"><text:span text:style-name="T16"/></text:p>
      <text:p text:style-name="P18"><text:span text:style-name="T16"/></text:p>
      <text:p text:style-name="P19"><text:span text:style-name="T16">Санкт-Петербург</text:span> <text:bookmark text:name="page3R_mcid25"/><text:line-break/><text:span text:style-name="T16">10/09/2021</text:span></text:p>
      <text:p text:style-name="P7"/>
      <text:p text:style-name="P13">1 задача. Сортировка слиянием</text:p>
      <text:p text:style-name="P1"/>
      <text:p text:style-name="P1">1. Используя псевдокод процедур Merge и Merge-sort из презентации к Лекции 2, напишите программу сортировки слиянием на Python и проверьте сортировку, создав несколько рандомных массивов, подходящих под параметры:</text:p>
      <text:p text:style-name="P1">• Формат входного файла (input.txt). В первой строке входного файла содержится число n (1 ≤ n ≤ 2 · 10<text:span text:style-name="T8">^</text:span>4) — число элементов в массиве. Во второй строке находятся n различных целых чисел, по модулю не</text:p>
      <text:p text:style-name="P1">превосходящих 10<text:span text:style-name="T8">^</text:span>9</text:p>
      <text:p text:style-name="P1">• Формат выходного файла (output.txt). Одна строка выходного файла с отсортированным массивом. Между любыми двумя числами должен стоять ровно один пробел.</text:p>
      <text:p text:style-name="P1">• Ограничение по времени. 2сек.</text:p>
      <text:p text:style-name="P1">• Ограничение по памяти. 256 мб.</text:p>
      <text:p text:style-name="P1">2. Для проверки можно выбрать наихудший случай, когда сортируется массив</text:p>
      <text:p text:style-name="P1">размера 1000, 10<text:span text:style-name="T8">^</text:span>4, 10<text:span text:style-name="T8">^</text:span>5 чисел порядка 10<text:span text:style-name="T8">^</text:span>9, отсортированных в обратном</text:p>
      <text:p text:style-name="P1">порядке; наилучший, когда массив уже отсортирован, и средний. Сравните,</text:p>
      <text:p text:style-name="P1">например, с сортировкой вставкой на этих же данных.</text:p>
      <text:p text:style-name="P1">3. Перепишите процедуру Merge так, чтобы в ней не использовались сигнальные значения. Сигналом к остановке должен служить тот факт, что все элементы массива L или R скопированы обратно в массив A, после чего в этот массив копируются элементы, оставшиеся в непустом массиве.</text:p>
      <text:p text:style-name="P1"/>
      <text:p text:style-name="P1">Исходный код <text:span text:style-name="T17">для 1 пункта</text:span>:</text:p>
      <text:p text:style-name="P1"/>
      <table:table table:name="Table1" table:style-name="Table1">
        <table:table-column table:style-name="Table1.A"/>
        <table:table-row table:style-name="TableLine94039513328080">
          <table:table-cell table:style-name="Table1.A1" office:value-type="string">
            <text:p text:style-name="P14"><text:span text:style-name="T1">def </text:span><text:span text:style-name="T2">merge</text:span><text:span text:style-name="T3">(A, p, q, r):</text:span><text:line-break/><text:span text:style-name="T3"> <text:s text:c="3"/>n1 = q - p + </text:span><text:span text:style-name="T4">1</text:span><text:line-break/><text:span text:style-name="T4"> <text:s text:c="3"/></text:span><text:span text:style-name="T3">n2 = r - q</text:span><text:line-break/><text:span text:style-name="T3"> <text:s text:c="3"/>L = </text:span><text:span text:style-name="T5">list</text:span><text:span text:style-name="T3">(</text:span><text:span text:style-name="T5">range</text:span><text:span text:style-name="T3">(n1 + </text:span><text:span text:style-name="T4">1</text:span><text:span text:style-name="T3">))</text:span><text:line-break/><text:span text:style-name="T3"> <text:s text:c="3"/>R = </text:span><text:span text:style-name="T5">list</text:span><text:span text:style-name="T3">(</text:span><text:span text:style-name="T5">range</text:span><text:span text:style-name="T3">(n2 + </text:span><text:span text:style-name="T4">1</text:span><text:span text:style-name="T3">))</text:span><text:line-break/><text:span text:style-name="T3"> <text:s text:c="3"/></text:span><text:span text:style-name="T1">for </text:span><text:span text:style-name="T3">i </text:span><text:span text:style-name="T1">in </text:span><text:span text:style-name="T5">range</text:span><text:span text:style-name="T3">(n1):</text:span><text:line-break/><text:span text:style-name="T3"> <text:s text:c="7"/>L[i] = A[p + i - </text:span><text:span text:style-name="T4">1</text:span><text:span text:style-name="T3">]</text:span><text:line-break/><text:span text:style-name="T3"> <text:s text:c="3"/></text:span><text:span text:style-name="T1">for </text:span><text:span text:style-name="T3">j </text:span><text:span text:style-name="T1">in </text:span><text:span text:style-name="T5">range</text:span><text:span text:style-name="T3">(n2):</text:span><text:line-break/><text:span text:style-name="T3"> <text:s text:c="7"/>R[j] = A[q + j]</text:span><text:line-break/><text:span text:style-name="T3"> <text:s text:c="3"/>L[-</text:span><text:span text:style-name="T4">1</text:span><text:span text:style-name="T3">] = </text:span><text:span text:style-name="T5">float</text:span><text:span text:style-name="T3">(</text:span><text:span text:style-name="T6">"inf"</text:span><text:span text:style-name="T3">)</text:span><text:line-break/><text:span text:style-name="T3"> <text:s text:c="3"/>R[-</text:span><text:span text:style-name="T4">1</text:span><text:span text:style-name="T3">] = </text:span><text:span text:style-name="T5">float</text:span><text:span text:style-name="T3">(</text:span><text:span text:style-name="T6">"inf"</text:span><text:span text:style-name="T3">)</text:span><text:line-break/><text:span text:style-name="T3"> <text:s text:c="3"/>i, j = </text:span><text:span text:style-name="T4">0</text:span><text:span text:style-name="T3">, </text:span><text:span text:style-name="T4">0</text:span><text:line-break/><text:span text:style-name="T4"> <text:s text:c="3"/></text:span><text:span text:style-name="T1">for </text:span><text:span text:style-name="T3">k </text:span><text:span text:style-name="T1">in </text:span><text:span text:style-name="T5">range</text:span><text:span text:style-name="T3">(p-</text:span><text:span text:style-name="T4">1</text:span><text:span text:style-name="T3">, r):</text:span><text:line-break/><text:span text:style-name="T3"> <text:s text:c="7"/></text:span><text:span text:style-name="T1">if </text:span><text:span text:style-name="T3">L[i] &lt;= R[j]:</text:span><text:line-break/><text:span text:style-name="T3"> <text:s text:c="11"/>A[k] = L[i]</text:span><text:line-break/><text:span text:style-name="T3"> <text:s text:c="11"/>i += </text:span><text:span text:style-name="T4">1</text:span><text:line-break/><text:span text:style-name="T4"> <text:s text:c="7"/></text:span><text:span text:style-name="T1">else</text:span><text:span text:style-name="T3">:</text:span><text:line-break/><text:span text:style-name="T3"> <text:s text:c="11"/>A[k] = R[j]</text:span><text:line-break/><text:span text:style-name="T3"> <text:s text:c="11"/>j += </text:span><text:span text:style-name="T4">1</text:span><text:line-break/><text:line-break/><text:line-break/><text:span text:style-name="T1">def </text:span><text:span text:style-name="T2">merge_sort</text:span><text:span text:style-name="T3">(A, p, r):</text:span><text:line-break/><text:span text:style-name="T3"> <text:s text:c="3"/></text:span><text:span text:style-name="T1">if </text:span><text:span text:style-name="T3">p &lt; r:</text:span><text:line-break/><text:span text:style-name="T3"> <text:s text:c="7"/>q = (p + r) // </text:span><text:span text:style-name="T4">2</text:span><text:line-break/><text:span text:style-name="T4"> <text:s text:c="7"/></text:span><text:span text:style-name="T3">merge_sort(A, p, q)</text:span><text:line-break/><text:span text:style-name="T3"> <text:s text:c="7"/>merge_sort(A, q+</text:span><text:span text:style-name="T4">1</text:span><text:span text:style-name="T3">, r)</text:span><text:line-break/><text:span text:style-name="T3"> <text:s text:c="7"/>merge(A, p, q, r)</text:span><text:line-break/><text:span text:style-name="T3"> <text:s text:c="7"/></text:span><text:span text:style-name="T1">return </text:span><text:span text:style-name="T3">A</text:span></text:p>
            <text:p text:style-name="Standard"/>
          </table:table-cell>
        </table:table-row>
      </table:table>
      <text:p text:style-name="P1"/>
      <text:p text:style-name="P8">Исходный код для 3 пункта:</text:p>
      <text:p text:style-name="P8"/>
      <table:table table:name="Table2" table:style-name="Table2">
        <table:table-column table:style-name="Table2.A"/>
        <text:soft-page-break/>
        <table:table-row table:style-name="TableLine94039512464688">
          <table:table-cell table:style-name="Table2.A1" office:value-type="string">
            <text:p text:style-name="P14"><text:span text:style-name="T1">def </text:span><text:span text:style-name="T2">merge_</text:span><text:span text:style-name="T3">(A, p, q, r):</text:span><text:line-break/><text:span text:style-name="T3"> <text:s text:c="3"/></text:span><text:span text:style-name="T5">print</text:span><text:span text:style-name="T3">(A,p,q,r)</text:span><text:line-break/><text:span text:style-name="T3"> <text:s text:c="3"/>n1 = q - p + </text:span><text:span text:style-name="T4">1</text:span><text:line-break/><text:span text:style-name="T4"> <text:s text:c="3"/></text:span><text:span text:style-name="T3">n2 = r - q</text:span><text:line-break/><text:span text:style-name="T3"> <text:s text:c="3"/>L = </text:span><text:span text:style-name="T5">list</text:span><text:span text:style-name="T3">(</text:span><text:span text:style-name="T5">range</text:span><text:span text:style-name="T3">(n1))</text:span><text:line-break/><text:span text:style-name="T3"> <text:s text:c="3"/>R = </text:span><text:span text:style-name="T5">list</text:span><text:span text:style-name="T3">(</text:span><text:span text:style-name="T5">range</text:span><text:span text:style-name="T3">(n2))</text:span><text:line-break/><text:span text:style-name="T3"> <text:s text:c="3"/></text:span><text:span text:style-name="T1">for </text:span><text:span text:style-name="T3">i </text:span><text:span text:style-name="T1">in </text:span><text:span text:style-name="T5">range</text:span><text:span text:style-name="T3">(n1):</text:span><text:line-break/><text:span text:style-name="T3"> <text:s text:c="7"/>L[i] = A[p + i - </text:span><text:span text:style-name="T4">1</text:span><text:span text:style-name="T3">]</text:span><text:line-break/><text:span text:style-name="T3"> <text:s text:c="3"/></text:span><text:span text:style-name="T1">for </text:span><text:span text:style-name="T3">j </text:span><text:span text:style-name="T1">in </text:span><text:span text:style-name="T5">range</text:span><text:span text:style-name="T3">(n2):</text:span><text:line-break/><text:span text:style-name="T3"> <text:s text:c="7"/>R[j] = A[q + j]</text:span><text:line-break/><text:span text:style-name="T3"> <text:s text:c="3"/></text:span><text:span text:style-name="T5">print</text:span><text:span text:style-name="T3">(L,R)</text:span><text:line-break/><text:span text:style-name="T3"> <text:s text:c="3"/>i, j = </text:span><text:span text:style-name="T4">0</text:span><text:span text:style-name="T3">, </text:span><text:span text:style-name="T4">0</text:span><text:line-break/><text:span text:style-name="T4"> <text:s text:c="3"/></text:span><text:span text:style-name="T1">for </text:span><text:span text:style-name="T3">k </text:span><text:span text:style-name="T1">in </text:span><text:span text:style-name="T5">range</text:span><text:span text:style-name="T3">(p-</text:span><text:span text:style-name="T4">1</text:span><text:span text:style-name="T3">, r):</text:span><text:line-break/><text:span text:style-name="T3"> <text:s text:c="7"/></text:span><text:span text:style-name="T1">if </text:span><text:span text:style-name="T3">i &lt; </text:span><text:span text:style-name="T5">len</text:span><text:span text:style-name="T3">(L) </text:span><text:span text:style-name="T1">and </text:span><text:span text:style-name="T3">j &lt; </text:span><text:span text:style-name="T5">len</text:span><text:span text:style-name="T3">(R):</text:span><text:line-break/><text:span text:style-name="T3"> <text:s text:c="11"/></text:span><text:span text:style-name="T1">if </text:span><text:span text:style-name="T3">L[i] &lt;= R[j]:</text:span><text:line-break/><text:span text:style-name="T3"> <text:s text:c="15"/>A[k] = L[i]</text:span><text:line-break/><text:span text:style-name="T3"> <text:s text:c="15"/>i += </text:span><text:span text:style-name="T4">1</text:span><text:line-break/><text:span text:style-name="T4"> <text:s text:c="11"/></text:span><text:span text:style-name="T1">else</text:span><text:span text:style-name="T3">:</text:span><text:line-break/><text:span text:style-name="T3"> <text:s text:c="15"/>A[k] = R[j]</text:span><text:line-break/><text:span text:style-name="T3"> <text:s text:c="15"/>j += </text:span><text:span text:style-name="T4">1</text:span><text:line-break/><text:span text:style-name="T4"> <text:s text:c="7"/></text:span><text:span text:style-name="T1">elif </text:span><text:span text:style-name="T3">i &gt;= </text:span><text:span text:style-name="T5">len</text:span><text:span text:style-name="T3">(L):</text:span><text:line-break/><text:span text:style-name="T3"> <text:s text:c="11"/>A[k] = R[j]</text:span><text:line-break/><text:span text:style-name="T3"> <text:s text:c="11"/>j += </text:span><text:span text:style-name="T4">1</text:span><text:line-break/><text:span text:style-name="T4"> <text:s text:c="7"/></text:span><text:span text:style-name="T1">elif </text:span><text:span text:style-name="T3">j &gt;= </text:span><text:span text:style-name="T5">len</text:span><text:span text:style-name="T3">(R):</text:span><text:line-break/><text:span text:style-name="T3"> <text:s text:c="11"/>A[k] = L[i]</text:span><text:line-break/><text:span text:style-name="T3"> <text:s text:c="11"/>i += </text:span><text:span text:style-name="T4">1</text:span><text:line-break/><text:line-break/><text:line-break/><text:span text:style-name="T1">def </text:span><text:span text:style-name="T2">merge_sort_</text:span><text:span text:style-name="T3">(A, p, r):</text:span><text:line-break/><text:span text:style-name="T3"> <text:s text:c="3"/></text:span><text:span text:style-name="T1">if </text:span><text:span text:style-name="T3">p &lt; r:</text:span><text:line-break/><text:span text:style-name="T3"> <text:s text:c="7"/>q = (p + r) // </text:span><text:span text:style-name="T4">2</text:span><text:line-break/><text:span text:style-name="T4"> <text:s text:c="7"/></text:span><text:span text:style-name="T3">merge_sort_(A, p, q)</text:span><text:line-break/><text:span text:style-name="T3"> <text:s text:c="7"/>merge_sort_(A, q+</text:span><text:span text:style-name="T4">1</text:span><text:span text:style-name="T3">, r)</text:span><text:line-break/><text:span text:style-name="T3"> <text:s text:c="7"/>merge_(A, p, q, r)</text:span><text:line-break/><text:span text:style-name="T3"> <text:s text:c="7"/></text:span><text:span text:style-name="T1">return </text:span><text:span text:style-name="T3">A</text:span></text:p>
            <text:p text:style-name="Standard"/>
          </table:table-cell>
        </table:table-row>
      </table:table>
      <text:p text:style-name="P1"/>
      <text:p text:style-name="P12">2 задача. Сортировка слиянием+</text:p>
      <text:p text:style-name="P1"/>
      <text:p text:style-name="P1">Дан массив целых чисел. Ваша задача — отсортировать его в порядке неубывания с помощью сортировки слиянием.</text:p>
      <text:p text:style-name="P1">Чтобы убедиться, что Вы действительно используете сортировку слиянием, мы просим <text:span text:style-name="T8">в</text:span>ас после каждого осуществленного слияния (то есть, когда соответствующий подмассив уже отсортирован!), выводить индексы граничных элементов и их значения.</text:p>
      <text:p text:style-name="P1">• Формат входного файла (input.txt). В первой строке входного файла содержится число n (1 ≤ n ≤ 10<text:span text:style-name="T8">^</text:span>5) — число элементов в массиве. Во второй строке находятся n различных целых чисел, по модулю не превосходящих 10<text:span text:style-name="T8">^</text:span>9.</text:p>
      <text:p text:style-name="P1">• Формат выходного файла (output.txt). Выходной файл состоит из нескольких строк.</text:p>
      <text:p text:style-name="P1">– В последней строке выходного файла требуется вывести отсортированный в порядке неубывания массив, данный на входе. Между любыми двумя числами должен стоять ровно один пробел.</text:p>
      <text:p text:style-name="P1">– Все предшествующие строки описывают осуществленные слияния, по одному на каждой строке. Каждая такая строка должна содержать по четыре числа: If , I<text:span text:style-name="T8">l</text:span>, Vf , Vl, где If — индекс начала области слияния, Il — индекс конца области слияния, Vf — значение первого элемента области слияния, Vl — значение последнего элемента области слияния.</text:p>
      <text:p text:style-name="P1">– Все индексы начинаются с единицы (то есть, 1 ≤ If ≤ Il ≤ n ).</text:p>
      <text:p text:style-name="P1"><text:soft-page-break/>Индексы области слияния должны описывать положение области слияния в исходном массиве! Допускается не выводить информацию о слиянии для подмассива длиной 1, так как он отсортирован по определению.</text:p>
      <text:p text:style-name="P1">• Ограничение по времени. 2сек.</text:p>
      <text:p text:style-name="P1">• Ограничение по памяти. 256 мб.</text:p>
      <text:p text:style-name="P1"/>
      <text:p text:style-name="P1">Исходный код:</text:p>
      <text:p text:style-name="P1"/>
      <table:table table:name="Table3" table:style-name="Table3">
        <table:table-column table:style-name="Table3.A"/>
        <table:table-row table:style-name="TableLine94039515412000">
          <table:table-cell table:style-name="Table3.A1" office:value-type="string">
            <text:p text:style-name="P14"><text:span text:style-name="T3">fi = </text:span><text:span text:style-name="T5">open</text:span><text:span text:style-name="T3">(</text:span><text:span text:style-name="T6">"Input"</text:span><text:span text:style-name="T3">, </text:span><text:span text:style-name="T6">"r"</text:span><text:span text:style-name="T3">)</text:span><text:line-break/><text:span text:style-name="T3">fo = </text:span><text:span text:style-name="T5">open</text:span><text:span text:style-name="T3">(</text:span><text:span text:style-name="T6">"Output"</text:span><text:span text:style-name="T3">, </text:span><text:span text:style-name="T6">"w"</text:span><text:span text:style-name="T3">)</text:span><text:line-break/><text:span text:style-name="T3">lines = fi.readlines()</text:span><text:line-break/><text:span text:style-name="T3">n = </text:span><text:span text:style-name="T5">int</text:span><text:span text:style-name="T3">(lines[</text:span><text:span text:style-name="T4">0</text:span><text:span text:style-name="T3">])</text:span><text:line-break/><text:span text:style-name="T3">lst = </text:span><text:span text:style-name="T5">list</text:span><text:span text:style-name="T3">(lines[</text:span><text:span text:style-name="T4">1</text:span><text:span text:style-name="T3">].split())</text:span><text:line-break/><text:span text:style-name="T3">array = []</text:span><text:line-break/><text:span text:style-name="T1">for </text:span><text:span text:style-name="T3">e </text:span><text:span text:style-name="T1">in </text:span><text:span text:style-name="T3">lst:</text:span><text:line-break/><text:span text:style-name="T3"> <text:s text:c="3"/>array.append(</text:span><text:span text:style-name="T5">int</text:span><text:span text:style-name="T3">(e))</text:span><text:line-break/><text:line-break/><text:line-break/><text:span text:style-name="T1">def </text:span><text:span text:style-name="T2">merge</text:span><text:span text:style-name="T3">(A, p, q, r):</text:span><text:line-break/><text:span text:style-name="T3"> <text:s text:c="3"/>fo.write(</text:span><text:span text:style-name="T5">str</text:span><text:span text:style-name="T3">(p))</text:span><text:line-break/><text:span text:style-name="T3"> <text:s text:c="3"/>fo.write(</text:span><text:span text:style-name="T6">" "</text:span><text:span text:style-name="T3">)</text:span><text:line-break/><text:span text:style-name="T3"> <text:s text:c="3"/>fo.write(</text:span><text:span text:style-name="T5">str</text:span><text:span text:style-name="T3">(r))</text:span><text:line-break/><text:span text:style-name="T3"> <text:s text:c="3"/>fo.write(</text:span><text:span text:style-name="T6">" "</text:span><text:span text:style-name="T3">)</text:span><text:line-break/><text:span text:style-name="T3"> <text:s text:c="3"/>n1 = q - p + </text:span><text:span text:style-name="T4">1</text:span><text:line-break/><text:span text:style-name="T4"> <text:s text:c="3"/></text:span><text:span text:style-name="T3">n2 = r - q</text:span><text:line-break/><text:span text:style-name="T3"> <text:s text:c="3"/>L = </text:span><text:span text:style-name="T5">list</text:span><text:span text:style-name="T3">(</text:span><text:span text:style-name="T5">range</text:span><text:span text:style-name="T3">(n1 + </text:span><text:span text:style-name="T4">1</text:span><text:span text:style-name="T3">))</text:span><text:line-break/><text:span text:style-name="T3"> <text:s text:c="3"/>R = </text:span><text:span text:style-name="T5">list</text:span><text:span text:style-name="T3">(</text:span><text:span text:style-name="T5">range</text:span><text:span text:style-name="T3">(n2 + </text:span><text:span text:style-name="T4">1</text:span><text:span text:style-name="T3">))</text:span><text:line-break/><text:span text:style-name="T3"> <text:s text:c="3"/></text:span><text:span text:style-name="T1">for </text:span><text:span text:style-name="T3">i </text:span><text:span text:style-name="T1">in </text:span><text:span text:style-name="T5">range</text:span><text:span text:style-name="T3">(n1):</text:span><text:line-break/><text:span text:style-name="T3"> <text:s text:c="7"/>L[i] = A[p + i - </text:span><text:span text:style-name="T4">1</text:span><text:span text:style-name="T3">]</text:span><text:line-break/><text:span text:style-name="T3"> <text:s text:c="3"/></text:span><text:span text:style-name="T1">for </text:span><text:span text:style-name="T3">j </text:span><text:span text:style-name="T1">in </text:span><text:span text:style-name="T5">range</text:span><text:span text:style-name="T3">(n2):</text:span><text:line-break/><text:span text:style-name="T3"> <text:s text:c="7"/>R[j] = A[q + j]</text:span><text:line-break/><text:span text:style-name="T3"> <text:s text:c="3"/>L[-</text:span><text:span text:style-name="T4">1</text:span><text:span text:style-name="T3">] = </text:span><text:span text:style-name="T5">float</text:span><text:span text:style-name="T3">(</text:span><text:span text:style-name="T6">"inf"</text:span><text:span text:style-name="T3">)</text:span><text:line-break/><text:span text:style-name="T3"> <text:s text:c="3"/>R[-</text:span><text:span text:style-name="T4">1</text:span><text:span text:style-name="T3">] = </text:span><text:span text:style-name="T5">float</text:span><text:span text:style-name="T3">(</text:span><text:span text:style-name="T6">"inf"</text:span><text:span text:style-name="T3">)</text:span><text:line-break/><text:span text:style-name="T3"> <text:s text:c="3"/>i, j = </text:span><text:span text:style-name="T4">0</text:span><text:span text:style-name="T3">, </text:span><text:span text:style-name="T4">0</text:span><text:line-break/><text:span text:style-name="T4"> <text:s text:c="3"/></text:span><text:span text:style-name="T1">for </text:span><text:span text:style-name="T3">k </text:span><text:span text:style-name="T1">in </text:span><text:span text:style-name="T5">range</text:span><text:span text:style-name="T3">(p-</text:span><text:span text:style-name="T4">1</text:span><text:span text:style-name="T3">, r):</text:span><text:line-break/><text:span text:style-name="T3"> <text:s text:c="7"/></text:span><text:span text:style-name="T1">if </text:span><text:span text:style-name="T3">L[i] &lt;= R[j]:</text:span><text:line-break/><text:span text:style-name="T3"> <text:s text:c="11"/>A[k] = L[i]</text:span><text:line-break/><text:span text:style-name="T3"> <text:s text:c="11"/>i += </text:span><text:span text:style-name="T4">1</text:span><text:line-break/><text:span text:style-name="T4"> <text:s text:c="7"/></text:span><text:span text:style-name="T1">else</text:span><text:span text:style-name="T3">:</text:span><text:line-break/><text:span text:style-name="T3"> <text:s text:c="11"/>A[k] = R[j]</text:span><text:line-break/><text:span text:style-name="T3"> <text:s text:c="11"/>j += </text:span><text:span text:style-name="T4">1</text:span><text:line-break/><text:span text:style-name="T4"> <text:s text:c="3"/></text:span><text:span text:style-name="T3">fo.write(</text:span><text:span text:style-name="T5">str</text:span><text:span text:style-name="T3">(A[p-</text:span><text:span text:style-name="T4">1</text:span><text:span text:style-name="T3">]))</text:span><text:line-break/><text:span text:style-name="T3"> <text:s text:c="3"/>fo.write(</text:span><text:span text:style-name="T6">" "</text:span><text:span text:style-name="T3">)</text:span><text:line-break/><text:span text:style-name="T3"> <text:s text:c="3"/>fo.write(</text:span><text:span text:style-name="T5">str</text:span><text:span text:style-name="T3">(A[r-</text:span><text:span text:style-name="T4">1</text:span><text:span text:style-name="T3">]))</text:span><text:line-break/><text:span text:style-name="T3"> <text:s text:c="3"/>fo.write(</text:span><text:span text:style-name="T6">"</text:span><text:span text:style-name="T7">\n</text:span><text:span text:style-name="T6">"</text:span><text:span text:style-name="T3">)</text:span><text:line-break/><text:line-break/><text:line-break/><text:span text:style-name="T1">def </text:span><text:span text:style-name="T2">merge_sort</text:span><text:span text:style-name="T3">(A, p, r):</text:span><text:line-break/><text:span text:style-name="T3"> <text:s text:c="3"/></text:span><text:span text:style-name="T1">if </text:span><text:span text:style-name="T3">p &lt; r:</text:span><text:line-break/><text:span text:style-name="T3"> <text:s text:c="7"/></text:span><text:span text:style-name="T1">if </text:span><text:span text:style-name="T3">((p + r) // </text:span><text:span text:style-name="T4">2</text:span><text:span text:style-name="T3">) % </text:span><text:span text:style-name="T4">2 </text:span><text:span text:style-name="T3">== </text:span><text:span text:style-name="T4">0 </text:span><text:span text:style-name="T1">or </text:span><text:span text:style-name="T3">(p + r)//</text:span><text:span text:style-name="T4">2 </text:span><text:span text:style-name="T3">== p </text:span><text:span text:style-name="T1">or </text:span><text:span text:style-name="T3">(p + r)//</text:span><text:span text:style-name="T4">2 </text:span><text:span text:style-name="T3">== r:</text:span><text:line-break/><text:span text:style-name="T3"> <text:s text:c="11"/>q = (p + r) // </text:span><text:span text:style-name="T4">2</text:span><text:line-break/><text:span text:style-name="T4"> <text:s text:c="7"/></text:span><text:span text:style-name="T1">else</text:span><text:span text:style-name="T3">:</text:span><text:line-break/><text:span text:style-name="T3"> <text:s text:c="11"/>q = (p + r) // </text:span><text:span text:style-name="T4">2 </text:span><text:span text:style-name="T3">+ </text:span><text:span text:style-name="T4">1</text:span><text:line-break/><text:span text:style-name="T4"> <text:s text:c="7"/></text:span><text:span text:style-name="T3">merge_sort(A, p, q)</text:span><text:line-break/><text:span text:style-name="T3"> <text:s text:c="7"/>merge_sort(A, q+</text:span><text:span text:style-name="T4">1</text:span><text:span text:style-name="T3">, r)</text:span><text:line-break/><text:span text:style-name="T3"> <text:s text:c="7"/>merge(A, p, q, r)</text:span><text:line-break/><text:span text:style-name="T3"> <text:s text:c="7"/></text:span><text:span text:style-name="T1">return </text:span><text:span text:style-name="T3">A</text:span><text:line-break/><text:line-break/><text:line-break/><text:soft-page-break/><text:span text:style-name="T3">merge_sort(array, </text:span><text:span text:style-name="T4">1</text:span><text:span text:style-name="T3">, n)</text:span><text:line-break/><text:span text:style-name="T1">for </text:span><text:span text:style-name="T3">e </text:span><text:span text:style-name="T1">in </text:span><text:span text:style-name="T3">array:</text:span><text:line-break/><text:span text:style-name="T3"> <text:s text:c="3"/>fo.write(</text:span><text:span text:style-name="T5">str</text:span><text:span text:style-name="T3">(e))</text:span><text:line-break/><text:span text:style-name="T3"> <text:s text:c="3"/>fo.write(</text:span><text:span text:style-name="T6">" "</text:span><text:span text:style-name="T3">)</text:span><text:line-break/><text:line-break/><text:span text:style-name="T3">fi.close()</text:span><text:line-break/><text:span text:style-name="T3">fo.close()</text:span></text:p>
            <text:p text:style-name="Standard"/>
          </table:table-cell>
        </table:table-row>
      </table:table>
      <text:p text:style-name="P10"/>
      <text:p text:style-name="P10">Тесты:</text:p>
      <text:p text:style-name="P10"/>
      <table:table table:name="Table11" table:style-name="Table11">
        <table:table-column table:style-name="Table11.A" table:number-columns-repeated="3"/>
        <table:table-row table:style-name="TableLine94039535946256">
          <table:table-cell table:style-name="Table11.A1" office:value-type="string">
            <text:p text:style-name="P22">Input</text:p>
          </table:table-cell>
          <table:table-cell table:style-name="Table11.A1" office:value-type="string">
            <text:p text:style-name="P22">Output</text:p>
          </table:table-cell>
          <table:table-cell table:style-name="Table11.A1" office:value-type="string">
            <text:p text:style-name="P22">time</text:p>
          </table:table-cell>
        </table:table-row>
        <table:table-row table:style-name="TableLine94039535946256">
          <table:table-cell table:style-name="Table11.A1" office:value-type="string">
            <text:p text:style-name="P22">10</text:p>
            <text:p text:style-name="P22">1 8 2 1 4 7 3 2 3 6</text:p>
          </table:table-cell>
          <table:table-cell table:style-name="Table11.A1" office:value-type="string">
            <text:p text:style-name="Table_20_Contents">1 2 1 8</text:p>
            <text:p text:style-name="Table_20_Contents">3 4 1 2</text:p>
            <text:p text:style-name="Table_20_Contents">1 4 1 8</text:p>
            <text:p text:style-name="Table_20_Contents">5 6 4 7</text:p>
            <text:p text:style-name="Table_20_Contents">1 6 1 8</text:p>
            <text:p text:style-name="Table_20_Contents">7 8 2 3</text:p>
            <text:p text:style-name="Table_20_Contents">9 10 3 6</text:p>
            <text:p text:style-name="Table_20_Contents">7 10 2 6</text:p>
            <text:p text:style-name="Table_20_Contents">1 10 1 8</text:p>
            <text:p text:style-name="Table_20_Contents">1 1 2 2 3 3 4 6 7 8</text:p>
          </table:table-cell>
          <table:table-cell table:style-name="Table11.A1" office:value-type="string">
            <text:p text:style-name="Table_20_Contents">0.000<text:span text:style-name="T19">46</text:span>5<text:span text:style-name="T19">5</text:span>20<text:span text:style-name="T19">1</text:span>9<text:span text:style-name="T19">6</text:span>5<text:span text:style-name="T19">4</text:span>36<text:span text:style-name="T19">7</text:span>7<text:span text:style-name="T19">2</text:span>3 секунд</text:p>
          </table:table-cell>
        </table:table-row>
      </table:table>
      <text:p text:style-name="P2"/>
      <text:p text:style-name="P12">4 задача. Бинарный поиск</text:p>
      <text:p text:style-name="P1"/>
      <text:p text:style-name="P1">В этой задаче вы реализуете алгоритм бинарного поиска, который позволяет очень эффективно искать (даже в огромных) списках при условии, что список отсортирован. Цель - реализация алгоритма двоичного (бинарного) поиска.</text:p>
      <text:p text:style-name="P1">• Формат входного файла (input.txt). В первой строке входного файла со-</text:p>
      <text:p text:style-name="P1">держится число n (1 ≤ n ≤ 105) — число элементов в массиве, и последовательность a0 &lt; a1 &lt; ... &lt; an−1 из n различных положительных целых чисел в порядке возрастания, 1 ≤ ai ≤ 109 для всех 0 ≤ i &lt; n. Следующая строка содержит число k, 1 ≤ k ≤ 105 и k положительных целых чисел b0, ...bk−1, 1 ≤ bj ≤ 109 для всех 0 ≤ j &lt; k.</text:p>
      <text:p text:style-name="P1">• Формат выходного файла (output.txt). Для всех i от 0 до k − 1 вывести индекс 0 ≤ j ≤ n − 1, такой что ai = bj или -1, если такого числа в массиве нет.</text:p>
      <text:p text:style-name="P1">• Ограничение по времени. 2сек.</text:p>
      <text:p text:style-name="P1">• Ограничение по памяти. 256 мб.</text:p>
      <text:p text:style-name="P1"/>
      <text:p text:style-name="P4">Исходный код:</text:p>
      <text:p text:style-name="P1"/>
      <table:table table:name="Table4" table:style-name="Table4">
        <table:table-column table:style-name="Table4.A"/>
        <table:table-row table:style-name="TableLine94039513356480">
          <table:table-cell table:style-name="Table4.A1" office:value-type="string">
            <text:p text:style-name="P14"><text:span text:style-name="T3">fi = </text:span><text:span text:style-name="T5">open</text:span><text:span text:style-name="T3">(</text:span><text:span text:style-name="T6">"Input"</text:span><text:span text:style-name="T3">, </text:span><text:span text:style-name="T6">"r"</text:span><text:span text:style-name="T3">)</text:span><text:line-break/><text:span text:style-name="T3">fo = </text:span><text:span text:style-name="T5">open</text:span><text:span text:style-name="T3">(</text:span><text:span text:style-name="T6">"Output"</text:span><text:span text:style-name="T3">, </text:span><text:span text:style-name="T6">"w"</text:span><text:span text:style-name="T3">)</text:span><text:line-break/><text:span text:style-name="T3">lines = fi.readlines()</text:span><text:line-break/><text:span text:style-name="T3">n = </text:span><text:span text:style-name="T5">int</text:span><text:span text:style-name="T3">(lines[</text:span><text:span text:style-name="T4">0</text:span><text:span text:style-name="T3">])</text:span><text:line-break/><text:span text:style-name="T3">a_list = </text:span><text:span text:style-name="T5">list</text:span><text:span text:style-name="T3">(lines[</text:span><text:span text:style-name="T4">1</text:span><text:span text:style-name="T3">].split())</text:span><text:line-break/><text:span text:style-name="T3">a_array = []</text:span><text:line-break/><text:span text:style-name="T1">for </text:span><text:span text:style-name="T3">e </text:span><text:span text:style-name="T1">in </text:span><text:span text:style-name="T3">a_list:</text:span><text:line-break/><text:span text:style-name="T3"> <text:s text:c="3"/>a_array.append(</text:span><text:span text:style-name="T5">int</text:span><text:span text:style-name="T3">(e))</text:span><text:line-break/><text:span text:style-name="T3">k = </text:span><text:span text:style-name="T5">int</text:span><text:span text:style-name="T3">(lines[</text:span><text:span text:style-name="T4">2</text:span><text:span text:style-name="T3">])</text:span><text:line-break/><text:span text:style-name="T3">b_list = </text:span><text:span text:style-name="T5">list</text:span><text:span text:style-name="T3">(lines[</text:span><text:span text:style-name="T4">3</text:span><text:span text:style-name="T3">].split())</text:span><text:line-break/><text:span text:style-name="T3">b_array = []</text:span><text:line-break/><text:span text:style-name="T1">for </text:span><text:span text:style-name="T3">e </text:span><text:span text:style-name="T1">in </text:span><text:span text:style-name="T3">b_list:</text:span><text:line-break/><text:span text:style-name="T3"> <text:s text:c="3"/>b_array.append(</text:span><text:span text:style-name="T5">int</text:span><text:span text:style-name="T3">(e))</text:span><text:line-break/><text:line-break/><text:line-break/><text:soft-page-break/><text:span text:style-name="T1">def </text:span><text:span text:style-name="T2">binary_search</text:span><text:span text:style-name="T3">(A, low, high, V):</text:span><text:line-break/><text:span text:style-name="T3"> <text:s text:c="3"/></text:span><text:span text:style-name="T1">if </text:span><text:span text:style-name="T3">high &lt;= low:</text:span><text:line-break/><text:span text:style-name="T3"> <text:s text:c="7"/></text:span><text:span text:style-name="T1">return </text:span><text:span text:style-name="T3">fo.write(</text:span><text:span text:style-name="T6">"-1"</text:span><text:span text:style-name="T3">), fo.write(</text:span><text:span text:style-name="T6">" "</text:span><text:span text:style-name="T3">)</text:span><text:line-break/><text:span text:style-name="T3"> <text:s text:c="3"/>mid = low + (high - low) // </text:span><text:span text:style-name="T4">2</text:span><text:line-break/><text:span text:style-name="T4"> <text:s text:c="3"/></text:span><text:span text:style-name="T1">if </text:span><text:span text:style-name="T3">V == A[mid]:</text:span><text:line-break/><text:span text:style-name="T3"> <text:s text:c="7"/></text:span><text:span text:style-name="T1">return </text:span><text:span text:style-name="T3">fo.write(</text:span><text:span text:style-name="T5">str</text:span><text:span text:style-name="T3">(mid)), fo.write(</text:span><text:span text:style-name="T6">" "</text:span><text:span text:style-name="T3">)</text:span><text:line-break/><text:span text:style-name="T3"> <text:s text:c="3"/></text:span><text:span text:style-name="T1">elif </text:span><text:span text:style-name="T3">V &lt; A[mid]:</text:span><text:line-break/><text:span text:style-name="T3"> <text:s text:c="7"/></text:span><text:span text:style-name="T1">return </text:span><text:span text:style-name="T3">binary_search(A, low, mid - </text:span><text:span text:style-name="T4">1</text:span><text:span text:style-name="T3">, V)</text:span><text:line-break/><text:span text:style-name="T3"> <text:s text:c="3"/></text:span><text:span text:style-name="T1">else</text:span><text:span text:style-name="T3">:</text:span><text:line-break/><text:span text:style-name="T3"> <text:s text:c="7"/></text:span><text:span text:style-name="T1">return </text:span><text:span text:style-name="T3">binary_search(A, mid + </text:span><text:span text:style-name="T4">1</text:span><text:span text:style-name="T3">, high, V)</text:span><text:line-break/><text:line-break/><text:line-break/><text:span text:style-name="T1">for </text:span><text:span text:style-name="T3">i </text:span><text:span text:style-name="T1">in </text:span><text:span text:style-name="T3">b_array:</text:span><text:line-break/><text:span text:style-name="T3"> <text:s text:c="3"/>binary_search(a_array, </text:span><text:span text:style-name="T4">0</text:span><text:span text:style-name="T3">, n, i)</text:span><text:line-break/><text:span text:style-name="T3"> <text:s text:c="3"/></text:span><text:line-break/><text:span text:style-name="T3">fi.close()</text:span><text:line-break/><text:span text:style-name="T3">fo.close()</text:span></text:p>
            <text:p text:style-name="Standard"/>
          </table:table-cell>
        </table:table-row>
      </table:table>
      <text:p text:style-name="P1"/>
      <text:p text:style-name="P6">Тесты:</text:p>
      <text:p text:style-name="P6"/>
      <table:table table:name="Table10" table:style-name="Table10">
        <table:table-column table:style-name="Table10.A" table:number-columns-repeated="3"/>
        <table:table-row table:style-name="TableLine94039539779472">
          <table:table-cell table:style-name="Table10.A1" office:value-type="string">
            <text:p text:style-name="P21">Input</text:p>
          </table:table-cell>
          <table:table-cell table:style-name="Table10.A1" office:value-type="string">
            <text:p text:style-name="P21">Output</text:p>
          </table:table-cell>
          <table:table-cell table:style-name="Table10.A1" office:value-type="string">
            <text:p text:style-name="P21">time</text:p>
          </table:table-cell>
        </table:table-row>
        <table:table-row table:style-name="TableLine94039539779472">
          <table:table-cell table:style-name="Table10.A1" office:value-type="string">
            <text:p text:style-name="P14"><text:span text:style-name="T3">5</text:span><text:line-break/><text:span text:style-name="T3">1 5 8 12 13</text:span><text:line-break/><text:span text:style-name="T3">5</text:span><text:line-break/><text:span text:style-name="T3">8 1 23 1 11</text:span></text:p>
          </table:table-cell>
          <table:table-cell table:style-name="Table10.A1" office:value-type="string">
            <text:p text:style-name="P14"><text:span text:style-name="T3">2 0 -1 0 -1 </text:span></text:p>
          </table:table-cell>
          <table:table-cell table:style-name="Table10.A1" office:value-type="string">
            <text:p text:style-name="Table_20_Contents">0.00042512099753366783 секунд</text:p>
          </table:table-cell>
        </table:table-row>
        <table:table-row table:style-name="TableLine94039539779472">
          <table:table-cell table:style-name="Table10.A1" office:value-type="string">
            <text:p text:style-name="P14"><text:span text:style-name="T3">10</text:span><text:line-break/><text:span text:style-name="T3">1 4 5 7 10 23 28 30 31 36</text:span><text:line-break/><text:span text:style-name="T3">7</text:span><text:line-break/><text:span text:style-name="T3">40 1 10 2 28 36 10</text:span></text:p>
          </table:table-cell>
          <table:table-cell table:style-name="Table10.A1" office:value-type="string">
            <text:p text:style-name="P14"><text:span text:style-name="T3">-1 0 4 -1 6 9 4</text:span></text:p>
            <text:p text:style-name="Standard"/>
          </table:table-cell>
          <table:table-cell table:style-name="Table10.A1" office:value-type="string">
            <text:p text:style-name="Table_20_Contents">0.000559291998797562 секунд</text:p>
          </table:table-cell>
        </table:table-row>
      </table:table>
      <text:p text:style-name="P6"/>
      <text:p text:style-name="P1"/>
      <text:p text:style-name="P12">6 задача. Поиск максимальной прибыли</text:p>
      <text:p text:style-name="P1"/>
      <text:p text:style-name="P1">Используя псевдокод процедур Find Maximum Subarray и Find Max Crossing Subarray из презентации к Лекции 2, напишите программу поиска максимального подмассива.</text:p>
      <text:p text:style-name="P1"/>
      <text:p text:style-name="P1">Примените ваш алгоритм для ответа на следующий вопрос. Допустим, у нас есть данные по акциям какой-либо фирмы за последний месяц (год, или иной срок).</text:p>
      <text:p text:style-name="P1">Проанализируйте этот срок и выдайте ответ, в какой из дней при покупке единицы</text:p>
      <text:p text:style-name="P1">акции данной фирмы, и в какой из дней продажи, вы бы получили максимальную</text:p>
      <text:p text:style-name="P1">прибыль? Выдайте дату покупки, дату продажи и максимальную прибыль.</text:p>
      <text:p text:style-name="P1"/>
      <text:p text:style-name="P1">Соответственно, вам нужно только выбрать данные, посчитать изменение це-</text:p>
      <text:p text:style-name="P1">ны и применить алгоритм поиска максимального подмассива.</text:p>
      <text:p text:style-name="P1"/>
      <text:p text:style-name="P1">• Формат входного файла в данном случае на ваше усмотрение.</text:p>
      <text:p text:style-name="P1"/>
      <text:p text:style-name="P1">• Формат выходного файла (output.txt). Выведите название фирмы, рассматриваемый вами срок изменения акций, дату покупки и дату продажи единицы акции, чтобы получилась максимальная выгода; и сумма этой прибыли.</text:p>
      <text:p text:style-name="P1"/>
      <text:p text:style-name="P4">Исходный код:</text:p>
      <text:p text:style-name="P1"/>
      <table:table table:name="Table5" table:style-name="Table5">
        <table:table-column table:style-name="Table5.A"/>
        <table:table-row table:style-name="TableLine94039516444096">
          <table:table-cell table:style-name="Table5.A1" office:value-type="string">
            <text:p text:style-name="P14"><text:span text:style-name="T3">fi = </text:span><text:span text:style-name="T5">open</text:span><text:span text:style-name="T3">(</text:span><text:span text:style-name="T6">"TeslaStocks"</text:span><text:span text:style-name="T3">, </text:span><text:span text:style-name="T6">"r"</text:span><text:span text:style-name="T3">)</text:span><text:line-break/><text:span text:style-name="T3">fo = </text:span><text:span text:style-name="T5">open</text:span><text:span text:style-name="T3">(</text:span><text:span text:style-name="T6">"Output"</text:span><text:span text:style-name="T3">, </text:span><text:span text:style-name="T6">"w"</text:span><text:span text:style-name="T3">)</text:span><text:line-break/><text:soft-page-break/><text:span text:style-name="T3">lines = fi.readlines()</text:span><text:line-break/><text:span text:style-name="T3">company = lines[</text:span><text:span text:style-name="T4">0</text:span><text:span text:style-name="T3">]</text:span><text:line-break/><text:span text:style-name="T3">dates = lines[</text:span><text:span text:style-name="T4">1</text:span><text:span text:style-name="T3">]</text:span><text:line-break/><text:span text:style-name="T3">array = []</text:span><text:line-break/><text:span text:style-name="T3">d_array = []</text:span><text:line-break/><text:span text:style-name="T1">for </text:span><text:span text:style-name="T3">a </text:span><text:span text:style-name="T1">in </text:span><text:span text:style-name="T5">range</text:span><text:span text:style-name="T3">(</text:span><text:span text:style-name="T4">2</text:span><text:span text:style-name="T3">, </text:span><text:span text:style-name="T5">len</text:span><text:span text:style-name="T3">(lines)):</text:span><text:line-break/><text:span text:style-name="T3"> <text:s text:c="3"/>date, price = lines[a].split()</text:span><text:line-break/><text:span text:style-name="T3"> <text:s text:c="3"/>array.append(</text:span><text:span text:style-name="T5">float</text:span><text:span text:style-name="T3">(price))</text:span><text:line-break/><text:span text:style-name="T3"> <text:s text:c="3"/>d_array.append(</text:span><text:span text:style-name="T5">str</text:span><text:span text:style-name="T3">(date))</text:span><text:line-break/><text:span text:style-name="T3">n = </text:span><text:span text:style-name="T5">len</text:span><text:span text:style-name="T3">(array)</text:span><text:line-break/><text:line-break/><text:line-break/><text:span text:style-name="T1">def </text:span><text:span text:style-name="T2">find_max_crossing_subarray</text:span><text:span text:style-name="T3">(A, low, mid, high):</text:span><text:line-break/><text:span text:style-name="T3"> <text:s text:c="3"/>leftsum = </text:span><text:span text:style-name="T5">float</text:span><text:span text:style-name="T3">(</text:span><text:span text:style-name="T6">"-inf"</text:span><text:span text:style-name="T3">)</text:span><text:line-break/><text:span text:style-name="T3"> <text:s text:c="3"/>sum = </text:span><text:span text:style-name="T4">0</text:span><text:line-break/><text:span text:style-name="T4"> <text:s text:c="3"/></text:span><text:span text:style-name="T3">maxleft = mid</text:span><text:line-break/><text:span text:style-name="T3"> <text:s text:c="3"/></text:span><text:span text:style-name="T1">for </text:span><text:span text:style-name="T3">i </text:span><text:span text:style-name="T1">in </text:span><text:span text:style-name="T5">range</text:span><text:span text:style-name="T3">(mid, low - </text:span><text:span text:style-name="T4">1</text:span><text:span text:style-name="T3">, -</text:span><text:span text:style-name="T4">1</text:span><text:span text:style-name="T3">):</text:span><text:line-break/><text:span text:style-name="T3"> <text:s text:c="7"/>sum += A[i]</text:span><text:line-break/><text:span text:style-name="T3"> <text:s text:c="7"/></text:span><text:span text:style-name="T1">if </text:span><text:span text:style-name="T3">sum &gt; leftsum:</text:span><text:line-break/><text:span text:style-name="T3"> <text:s text:c="11"/>leftsum = sum</text:span><text:line-break/><text:span text:style-name="T3"> <text:s text:c="11"/>maxleft = i</text:span><text:line-break/><text:span text:style-name="T3"> <text:s text:c="3"/>rightsum = </text:span><text:span text:style-name="T5">float</text:span><text:span text:style-name="T3">(</text:span><text:span text:style-name="T6">"-inf"</text:span><text:span text:style-name="T3">)</text:span><text:line-break/><text:span text:style-name="T3"> <text:s text:c="3"/>sum = </text:span><text:span text:style-name="T4">0</text:span><text:line-break/><text:span text:style-name="T4"> <text:s text:c="3"/></text:span><text:span text:style-name="T3">maxright = mid</text:span><text:line-break/><text:span text:style-name="T3"> <text:s text:c="3"/></text:span><text:span text:style-name="T1">for </text:span><text:span text:style-name="T3">j </text:span><text:span text:style-name="T1">in </text:span><text:span text:style-name="T5">range</text:span><text:span text:style-name="T3">(mid + </text:span><text:span text:style-name="T4">1</text:span><text:span text:style-name="T3">, high + </text:span><text:span text:style-name="T4">1</text:span><text:span text:style-name="T3">):</text:span><text:line-break/><text:span text:style-name="T3"> <text:s text:c="7"/>sum += A[j]</text:span><text:line-break/><text:span text:style-name="T3"> <text:s text:c="7"/></text:span><text:span text:style-name="T1">if </text:span><text:span text:style-name="T3">sum &gt; rightsum:</text:span><text:line-break/><text:span text:style-name="T3"> <text:s text:c="11"/>rightsum = sum</text:span><text:line-break/><text:span text:style-name="T3"> <text:s text:c="11"/>maxright = j</text:span><text:line-break/><text:span text:style-name="T3"> <text:s text:c="3"/></text:span><text:span text:style-name="T1">return </text:span><text:span text:style-name="T3">maxleft, maxright, leftsum + rightsum</text:span><text:line-break/><text:line-break/><text:line-break/><text:span text:style-name="T1">def </text:span><text:span text:style-name="T2">find_maximum_subarray</text:span><text:span text:style-name="T3">(A, low, high):</text:span><text:line-break/><text:span text:style-name="T3"> <text:s text:c="3"/></text:span><text:span text:style-name="T1">if </text:span><text:span text:style-name="T3">high == low:</text:span><text:line-break/><text:span text:style-name="T3"> <text:s text:c="7"/></text:span><text:span text:style-name="T1">return </text:span><text:span text:style-name="T3">low, high, A[low]</text:span><text:line-break/><text:span text:style-name="T3"> <text:s text:c="3"/></text:span><text:span text:style-name="T1">else</text:span><text:span text:style-name="T3">:</text:span><text:line-break/><text:span text:style-name="T3"> <text:s text:c="7"/>mid = (low + high) // </text:span><text:span text:style-name="T4">2</text:span><text:line-break/><text:span text:style-name="T4"> <text:s text:c="7"/></text:span><text:span text:style-name="T3">leftlow, lefthigh, leftsum = find_maximum_subarray(A, low, mid)</text:span><text:line-break/><text:span text:style-name="T3"> <text:s text:c="7"/>rightlow, righthigh, rightsum = find_maximum_subarray(A, mid + </text:span><text:span text:style-name="T4">1</text:span><text:span text:style-name="T3">, high)</text:span><text:line-break/><text:span text:style-name="T3"> <text:s text:c="7"/>crosslow, crosshigh, crosssum = find_max_crossing_subarray(A, low, mid, high)</text:span><text:line-break/><text:span text:style-name="T3"> <text:s text:c="7"/></text:span><text:span text:style-name="T1">if </text:span><text:span text:style-name="T3">leftsum &gt;= rightsum </text:span><text:span text:style-name="T1">and </text:span><text:span text:style-name="T3">leftsum &gt;= crosssum:</text:span><text:line-break/><text:span text:style-name="T3"> <text:s text:c="11"/></text:span><text:span text:style-name="T1">return </text:span><text:span text:style-name="T3">leftlow, lefthigh, leftsum</text:span><text:line-break/><text:span text:style-name="T3"> <text:s text:c="7"/></text:span><text:span text:style-name="T1">elif </text:span><text:span text:style-name="T3">rightsum &gt;= leftsum </text:span><text:span text:style-name="T1">and </text:span><text:span text:style-name="T3">rightsum &gt;= crosssum:</text:span><text:line-break/><text:span text:style-name="T3"> <text:s text:c="11"/></text:span><text:span text:style-name="T1">return </text:span><text:span text:style-name="T3">rightlow, righthigh, rightsum</text:span><text:line-break/><text:span text:style-name="T3"> <text:s text:c="7"/></text:span><text:span text:style-name="T1">else</text:span><text:span text:style-name="T3">:</text:span><text:line-break/><text:span text:style-name="T3"> <text:s text:c="11"/></text:span><text:span text:style-name="T1">return </text:span><text:span text:style-name="T3">crosslow, crosshigh, crosssum</text:span><text:line-break/><text:line-break/><text:line-break/><text:span text:style-name="T3">start, finish, summ = find_maximum_subarray(array, </text:span><text:span text:style-name="T4">0</text:span><text:span text:style-name="T3">, n-</text:span><text:span text:style-name="T4">2</text:span><text:span text:style-name="T3">)</text:span><text:line-break/><text:line-break/><text:span text:style-name="T3">fo.write(</text:span><text:span text:style-name="T5">str</text:span><text:span text:style-name="T3">(company))</text:span><text:line-break/><text:span text:style-name="T3">fo.write(</text:span><text:span text:style-name="T5">str</text:span><text:span text:style-name="T3">(dates))</text:span><text:line-break/><text:span text:style-name="T3">fo.write(</text:span><text:span text:style-name="T5">str</text:span><text:span text:style-name="T3">(d_array[start]))</text:span><text:line-break/><text:span text:style-name="T3">fo.write(</text:span><text:span text:style-name="T6">" "</text:span><text:span text:style-name="T3">)</text:span><text:line-break/><text:span text:style-name="T3">fo.write(</text:span><text:span text:style-name="T5">str</text:span><text:span text:style-name="T3">(d_array[finish]))</text:span><text:line-break/><text:span text:style-name="T3">fo.write(</text:span><text:span text:style-name="T6">" "</text:span><text:span text:style-name="T3">)</text:span><text:line-break/><text:span text:style-name="T3">fo.write(</text:span><text:span text:style-name="T5">str</text:span><text:span text:style-name="T3">(summ))</text:span><text:line-break/><text:line-break/><text:span text:style-name="T3">fi.close()</text:span><text:line-break/><text:span text:style-name="T3">fo.close()</text:span></text:p>
            <text:p text:style-name="Standard"><text:soft-page-break/></text:p>
          </table:table-cell>
        </table:table-row>
      </table:table>
      <text:p text:style-name="P1"/>
      <text:p text:style-name="P5">Тесты:</text:p>
      <text:p text:style-name="P5"/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94039520384464">
          <table:table-cell table:style-name="Table9.A1" office:value-type="string">
            <text:p text:style-name="P20">TeslaStocks</text:p>
          </table:table-cell>
          <table:table-cell table:style-name="Table9.A1" office:value-type="string">
            <text:p text:style-name="P20">Output</text:p>
          </table:table-cell>
          <table:table-cell table:style-name="Table9.A1" office:value-type="string">
            <text:p text:style-name="P20">time</text:p>
          </table:table-cell>
        </table:table-row>
        <table:table-row table:style-name="TableLine94039520384464">
          <table:table-cell table:style-name="Table9.A1" office:value-type="string">
            <text:p text:style-name="P14"><text:span text:style-name="T3">Tesla</text:span><text:line-break/><text:span text:style-name="T3">01/07/2021 - 31/07/2021</text:span><text:line-break/><text:span text:style-name="T3">01/07/2021 677.92</text:span><text:line-break/><text:span text:style-name="T3">02/07/2021 678.90</text:span><text:line-break/><text:span text:style-name="T3">06/07/2021 659.58</text:span><text:line-break/><text:span text:style-name="T3">07/07/2021 644.65</text:span><text:line-break/><text:span text:style-name="T3">08/07/2021 652.81</text:span><text:line-break/><text:span text:style-name="T3">09/07/2021 656.95</text:span><text:line-break/><text:span text:style-name="T3">12/07/2021 685.70</text:span><text:line-break/><text:span text:style-name="T3">13/07/2021 668.54</text:span><text:line-break/><text:span text:style-name="T3">14/07/2021 653.38</text:span><text:line-break/><text:span text:style-name="T3">15/07/2021 650.60</text:span><text:line-break/><text:span text:style-name="T3">16/07/2021 644.22</text:span><text:line-break/><text:span text:style-name="T3">19/07/2021 646.22</text:span><text:line-break/><text:span text:style-name="T3">20/07/2021 660.50</text:span><text:line-break/><text:span text:style-name="T3">21/07/2021 655.29</text:span><text:line-break/><text:span text:style-name="T3">22/07/2021 649.26</text:span><text:line-break/><text:span text:style-name="T3">23/07/2021 643.38</text:span><text:line-break/><text:span text:style-name="T3">26/07/2021 657.62</text:span><text:line-break/><text:span text:style-name="T3">27/07/2021 644.78</text:span><text:line-break/><text:span text:style-name="T3">28/07/2021 646.98</text:span><text:line-break/><text:span text:style-name="T3">29/07/2021 677.35</text:span><text:line-break/><text:span text:style-name="T3">30/07/2021 687.20</text:span></text:p>
          </table:table-cell>
          <table:table-cell table:style-name="Table9.A1" office:value-type="string">
            <text:p text:style-name="P14"><text:span text:style-name="T3">Tesla</text:span><text:line-break/><text:span text:style-name="T3">01/07/2021 - 31/07/2021</text:span><text:line-break/><text:span text:style-name="T3">01/07/2021 29/07/2021 13154.630000000001</text:span></text:p>
            <text:p text:style-name="Standard"/>
          </table:table-cell>
          <table:table-cell table:style-name="Table9.A1" office:value-type="string">
            <text:p text:style-name="Table_20_Contents">0.0007135579999157926 секунд</text:p>
          </table:table-cell>
        </table:table-row>
      </table:table>
      <text:p text:style-name="P5"/>
      <text:p text:style-name="P3"/>
      <text:p text:style-name="P11">9 задача. Метод Штрассена для умножения матриц</text:p>
      <text:p text:style-name="P3"/>
      <text:p text:style-name="P3">Цель. Применить метод Штрассена для умножения матриц и сравнить его с простым методом. Найти размер матриц n, при котором метод Штрассена работает существенно быстрее простого метода.</text:p>
      <text:p text:style-name="P3"/>
      <text:p text:style-name="P3">• Формат входа. Стандартный ввод или input.txt. Первая строка - размер</text:p>
      <text:p text:style-name="P3">квадратных матриц n для умножения. Следующие строки соответсвенно</text:p>
      <text:p text:style-name="P3">сами значения матриц A и B.</text:p>
      <text:p text:style-name="P3">• Формат выхода. Стандартный вывод или output.txt. Матрица C = A · B.</text:p>
      <text:p text:style-name="P3"/>
      <text:p text:style-name="P3">Исходный код <text:span text:style-name="T18">для простого метода</text:span>:</text:p>
      <text:p text:style-name="P3"/>
      <table:table table:name="Table6" table:style-name="Table6">
        <table:table-column table:style-name="Table6.A"/>
        <table:table-row table:style-name="TableLine94039516672096">
          <table:table-cell table:style-name="Table6.A1" office:value-type="string">
            <text:p text:style-name="P14"><text:span text:style-name="T3">fi = </text:span><text:span text:style-name="T5">open</text:span><text:span text:style-name="T3">(</text:span><text:span text:style-name="T6">"Input"</text:span><text:span text:style-name="T3">, </text:span><text:span text:style-name="T6">"r"</text:span><text:span text:style-name="T3">)</text:span><text:line-break/><text:span text:style-name="T3">fo = </text:span><text:span text:style-name="T5">open</text:span><text:span text:style-name="T3">(</text:span><text:span text:style-name="T6">"Output"</text:span><text:span text:style-name="T3">, </text:span><text:span text:style-name="T6">"w"</text:span><text:span text:style-name="T3">)</text:span><text:line-break/><text:span text:style-name="T3">lines = fi.readlines()</text:span><text:line-break/><text:span text:style-name="T3">n = </text:span><text:span text:style-name="T5">int</text:span><text:span text:style-name="T3">(lines[</text:span><text:span text:style-name="T4">0</text:span><text:span text:style-name="T3">])</text:span><text:line-break/><text:span text:style-name="T3">matrix_1 = []</text:span><text:line-break/><text:span text:style-name="T3">matrix_2 = []</text:span><text:line-break/><text:span text:style-name="T1">for </text:span><text:span text:style-name="T3">a </text:span><text:span text:style-name="T1">in </text:span><text:span text:style-name="T5">range</text:span><text:span text:style-name="T3">(</text:span><text:span text:style-name="T4">1</text:span><text:span text:style-name="T3">, n+</text:span><text:span text:style-name="T4">1</text:span><text:span text:style-name="T3">):</text:span><text:line-break/><text:span text:style-name="T3"> <text:s text:c="3"/>f = lines[a].split()</text:span><text:line-break/><text:span text:style-name="T3"> <text:s text:c="3"/>b = []</text:span><text:line-break/><text:span text:style-name="T3"> <text:s text:c="3"/></text:span><text:span text:style-name="T1">for </text:span><text:span text:style-name="T3">e </text:span><text:span text:style-name="T1">in </text:span><text:span text:style-name="T3">f:</text:span><text:line-break/><text:span text:style-name="T3"> <text:s text:c="7"/>b.append(</text:span><text:span text:style-name="T5">int</text:span><text:span text:style-name="T3">(e))</text:span><text:line-break/><text:span text:style-name="T3"> <text:s text:c="3"/>row_1 = []</text:span><text:line-break/><text:span text:style-name="T3"> <text:s text:c="3"/>row_2 = []</text:span><text:line-break/><text:span text:style-name="T3"> <text:s text:c="3"/></text:span><text:span text:style-name="T1">for </text:span><text:span text:style-name="T3">c </text:span><text:span text:style-name="T1">in </text:span><text:span text:style-name="T5">enumerate</text:span><text:span text:style-name="T3">(b):</text:span><text:line-break/><text:span text:style-name="T3"> <text:s text:c="7"/></text:span><text:span text:style-name="T1">if </text:span><text:span text:style-name="T3">c[</text:span><text:span text:style-name="T4">0</text:span><text:span text:style-name="T3">] &lt; n:</text:span><text:line-break/><text:soft-page-break/><text:span text:style-name="T3"> <text:s text:c="11"/>row_1.append(c[</text:span><text:span text:style-name="T4">1</text:span><text:span text:style-name="T3">])</text:span><text:line-break/><text:span text:style-name="T3"> <text:s text:c="7"/></text:span><text:span text:style-name="T1">else</text:span><text:span text:style-name="T3">:</text:span><text:line-break/><text:span text:style-name="T3"> <text:s text:c="11"/>row_2.append(c[</text:span><text:span text:style-name="T4">1</text:span><text:span text:style-name="T3">])</text:span><text:line-break/><text:span text:style-name="T3"> <text:s text:c="3"/>matrix_1.append(row_1)</text:span><text:line-break/><text:span text:style-name="T3"> <text:s text:c="3"/>matrix_2.append(row_2)</text:span><text:line-break/><text:line-break/><text:line-break/><text:span text:style-name="T1">def </text:span><text:span text:style-name="T2">matrix_multiply</text:span><text:span text:style-name="T3">(x, y):</text:span><text:line-break/><text:span text:style-name="T3"> <text:s text:c="3"/>z = []</text:span><text:line-break/><text:span text:style-name="T3"> <text:s text:c="3"/></text:span><text:span text:style-name="T1">for </text:span><text:span text:style-name="T3">d </text:span><text:span text:style-name="T1">in </text:span><text:span text:style-name="T5">range</text:span><text:span text:style-name="T3">(n):</text:span><text:line-break/><text:span text:style-name="T3"> <text:s text:c="7"/>z.append(</text:span><text:span text:style-name="T5">list</text:span><text:span text:style-name="T3">(</text:span><text:span text:style-name="T5">range</text:span><text:span text:style-name="T3">(n)))</text:span><text:line-break/><text:span text:style-name="T3"> <text:s text:c="3"/></text:span><text:span text:style-name="T1">for </text:span><text:span text:style-name="T3">i </text:span><text:span text:style-name="T1">in </text:span><text:span text:style-name="T5">range</text:span><text:span text:style-name="T3">(n):</text:span><text:line-break/><text:span text:style-name="T3"> <text:s text:c="7"/></text:span><text:span text:style-name="T1">for </text:span><text:span text:style-name="T3">j </text:span><text:span text:style-name="T1">in </text:span><text:span text:style-name="T5">range</text:span><text:span text:style-name="T3">(n):</text:span><text:line-break/><text:span text:style-name="T3"> <text:s text:c="11"/>z[i][j] = </text:span><text:span text:style-name="T4">0</text:span><text:line-break/><text:span text:style-name="T4"> <text:s text:c="11"/></text:span><text:span text:style-name="T1">for </text:span><text:span text:style-name="T3">k </text:span><text:span text:style-name="T1">in </text:span><text:span text:style-name="T5">range</text:span><text:span text:style-name="T3">(n):</text:span><text:line-break/><text:span text:style-name="T3"> <text:s text:c="15"/>z[i][j] = z[i][j] + x[i][k]*y[k][j]</text:span><text:line-break/><text:span text:style-name="T3"> <text:s text:c="3"/></text:span><text:span text:style-name="T1">return </text:span><text:span text:style-name="T3">z</text:span><text:line-break/></text:p>
            <text:p text:style-name="P14"><text:span text:style-name="T3"/></text:p>
            <text:p text:style-name="P15"><text:span text:style-name="T1">for </text:span><text:span text:style-name="T3">i </text:span><text:span text:style-name="T1">in </text:span><text:span text:style-name="T3">matrix_multiply(matrix_1,matrix_2):<text:line-break/> <text:s text:c="3"/></text:span><text:span text:style-name="T1">for </text:span><text:span text:style-name="T3">j </text:span><text:span text:style-name="T1">in </text:span><text:span text:style-name="T3">i:<text:line-break/> <text:s text:c="7"/>fo.write(</text:span><text:span text:style-name="T5">str</text:span><text:span text:style-name="T3">(j))<text:line-break/> <text:s text:c="7"/>fo.write(</text:span><text:span text:style-name="T6">" "</text:span><text:span text:style-name="T3">)<text:line-break/> <text:s text:c="3"/>fo.write(</text:span><text:span text:style-name="T6">"</text:span><text:span text:style-name="T7">\n</text:span><text:span text:style-name="T6">"</text:span><text:span text:style-name="T3">)<text:line-break/><text:line-break/>fi.close()<text:line-break/>fo.close()</text:span></text:p>
            <text:p text:style-name="Standard"/>
          </table:table-cell>
        </table:table-row>
      </table:table>
      <text:p text:style-name="P3"/>
      <text:p text:style-name="P9">Исходный код для метода Штрассена:</text:p>
      <text:p text:style-name="P9"/>
      <table:table table:name="Table7" table:style-name="Table7">
        <table:table-column table:style-name="Table7.A"/>
        <table:table-row table:style-name="TableLine94039518882560">
          <table:table-cell table:style-name="Table7.A1" office:value-type="string">
            <text:p text:style-name="P14"><text:span text:style-name="T1">import </text:span><text:span text:style-name="T3">math</text:span><text:line-break/><text:line-break/><text:line-break/><text:span text:style-name="T1">def </text:span><text:span text:style-name="T2">decimal</text:span><text:span text:style-name="T3">(s):</text:span><text:line-break/><text:span text:style-name="T3"> <text:s text:c="3"/></text:span><text:span text:style-name="T1">return </text:span><text:span text:style-name="T5">int</text:span><text:span text:style-name="T3">(s) </text:span><text:span text:style-name="T1">if </text:span><text:span text:style-name="T3">s.is_integer() </text:span><text:span text:style-name="T1">else </text:span><text:span text:style-name="T3">s</text:span><text:line-break/><text:line-break/><text:line-break/><text:span text:style-name="T1">def </text:span><text:span text:style-name="T2">two_exp</text:span><text:span text:style-name="T3">(matrix):</text:span><text:line-break/><text:span text:style-name="T3"> <text:s text:c="3"/></text:span><text:span text:style-name="T1">if </text:span><text:span text:style-name="T5">type</text:span><text:span text:style-name="T3">(decimal(math.log2(</text:span><text:span text:style-name="T5">len</text:span><text:span text:style-name="T3">(matrix)))) != </text:span><text:span text:style-name="T5">int</text:span><text:span text:style-name="T3">:</text:span><text:line-break/><text:span text:style-name="T3"> <text:s text:c="7"/></text:span><text:span text:style-name="T1">for </text:span><text:span text:style-name="T3">f </text:span><text:span text:style-name="T1">in </text:span><text:span text:style-name="T3">matrix:</text:span><text:line-break/><text:span text:style-name="T3"> <text:s text:c="11"/>f.append(</text:span><text:span text:style-name="T4">0</text:span><text:span text:style-name="T3">)</text:span><text:line-break/><text:span text:style-name="T3"> <text:s text:c="7"/>matrix.append([</text:span><text:span text:style-name="T4">0</text:span><text:span text:style-name="T3">] * (</text:span><text:span text:style-name="T5">len</text:span><text:span text:style-name="T3">(matrix) + </text:span><text:span text:style-name="T4">1</text:span><text:span text:style-name="T3">))</text:span><text:line-break/><text:span text:style-name="T3"> <text:s text:c="7"/>two_exp(matrix)</text:span><text:line-break/><text:span text:style-name="T3"> <text:s text:c="3"/></text:span><text:span text:style-name="T1">else</text:span><text:span text:style-name="T3">:</text:span><text:line-break/><text:span text:style-name="T3"> <text:s text:c="7"/></text:span><text:span text:style-name="T1">return </text:span><text:span text:style-name="T3">matrix</text:span><text:line-break/><text:line-break/><text:line-break/><text:span text:style-name="T1">def </text:span><text:span text:style-name="T2">breakdown</text:span><text:span text:style-name="T3">(matrix):</text:span><text:line-break/><text:span text:style-name="T3"> <text:s text:c="3"/>a = []</text:span><text:line-break/><text:span text:style-name="T3"> <text:s text:c="3"/></text:span><text:span text:style-name="T1">for </text:span><text:span text:style-name="T3">i </text:span><text:span text:style-name="T1">in </text:span><text:span text:style-name="T5">range</text:span><text:span text:style-name="T3">(</text:span><text:span text:style-name="T5">len</text:span><text:span text:style-name="T3">(matrix) // </text:span><text:span text:style-name="T4">2</text:span><text:span text:style-name="T3">):</text:span><text:line-break/><text:span text:style-name="T3"> <text:s text:c="7"/>inner = []</text:span><text:line-break/><text:span text:style-name="T3"> <text:s text:c="7"/></text:span><text:span text:style-name="T1">for </text:span><text:span text:style-name="T3">j </text:span><text:span text:style-name="T1">in </text:span><text:span text:style-name="T5">range</text:span><text:span text:style-name="T3">(</text:span><text:span text:style-name="T5">len</text:span><text:span text:style-name="T3">(matrix[i]) // </text:span><text:span text:style-name="T4">2</text:span><text:span text:style-name="T3">):</text:span><text:line-break/><text:span text:style-name="T3"> <text:s text:c="11"/>inner.append(matrix[i][j])</text:span><text:line-break/><text:span text:style-name="T3"> <text:s text:c="7"/>a.append(inner)</text:span><text:line-break/><text:span text:style-name="T3"> <text:s text:c="3"/>b = []</text:span><text:line-break/><text:span text:style-name="T3"> <text:s text:c="3"/></text:span><text:span text:style-name="T1">for </text:span><text:span text:style-name="T3">i </text:span><text:span text:style-name="T1">in </text:span><text:span text:style-name="T5">range</text:span><text:span text:style-name="T3">(</text:span><text:span text:style-name="T5">len</text:span><text:span text:style-name="T3">(matrix) // </text:span><text:span text:style-name="T4">2</text:span><text:span text:style-name="T3">):</text:span><text:line-break/><text:span text:style-name="T3"> <text:s text:c="7"/>inner = []</text:span><text:line-break/><text:span text:style-name="T3"> <text:s text:c="7"/></text:span><text:span text:style-name="T1">for </text:span><text:span text:style-name="T3">j </text:span><text:span text:style-name="T1">in </text:span><text:span text:style-name="T5">range</text:span><text:span text:style-name="T3">(</text:span><text:span text:style-name="T5">len</text:span><text:span text:style-name="T3">(matrix[i]) // </text:span><text:span text:style-name="T4">2</text:span><text:span text:style-name="T3">, </text:span><text:span text:style-name="T5">len</text:span><text:span text:style-name="T3">(matrix)):</text:span><text:line-break/><text:span text:style-name="T3"> <text:s text:c="11"/>inner.append(matrix[i][j])</text:span><text:line-break/><text:soft-page-break/><text:span text:style-name="T3"> <text:s text:c="7"/>b.append(inner)</text:span><text:line-break/><text:span text:style-name="T3"> <text:s text:c="3"/>c = []</text:span><text:line-break/><text:span text:style-name="T3"> <text:s text:c="3"/></text:span><text:span text:style-name="T1">for </text:span><text:span text:style-name="T3">i </text:span><text:span text:style-name="T1">in </text:span><text:span text:style-name="T5">range</text:span><text:span text:style-name="T3">(</text:span><text:span text:style-name="T5">len</text:span><text:span text:style-name="T3">(matrix) // </text:span><text:span text:style-name="T4">2</text:span><text:span text:style-name="T3">, </text:span><text:span text:style-name="T5">len</text:span><text:span text:style-name="T3">(matrix)):</text:span><text:line-break/><text:span text:style-name="T3"> <text:s text:c="7"/>inner = []</text:span><text:line-break/><text:span text:style-name="T3"> <text:s text:c="7"/></text:span><text:span text:style-name="T1">for </text:span><text:span text:style-name="T3">j </text:span><text:span text:style-name="T1">in </text:span><text:span text:style-name="T5">range</text:span><text:span text:style-name="T3">(</text:span><text:span text:style-name="T5">len</text:span><text:span text:style-name="T3">(matrix[i]) // </text:span><text:span text:style-name="T4">2</text:span><text:span text:style-name="T3">):</text:span><text:line-break/><text:span text:style-name="T3"> <text:s text:c="11"/>inner.append(matrix[i][j])</text:span><text:line-break/><text:span text:style-name="T3"> <text:s text:c="7"/>c.append(inner)</text:span><text:line-break/><text:span text:style-name="T3"> <text:s text:c="3"/>d = []</text:span><text:line-break/><text:span text:style-name="T3"> <text:s text:c="3"/></text:span><text:span text:style-name="T1">for </text:span><text:span text:style-name="T3">i </text:span><text:span text:style-name="T1">in </text:span><text:span text:style-name="T5">range</text:span><text:span text:style-name="T3">(</text:span><text:span text:style-name="T5">len</text:span><text:span text:style-name="T3">(matrix) // </text:span><text:span text:style-name="T4">2</text:span><text:span text:style-name="T3">, </text:span><text:span text:style-name="T5">len</text:span><text:span text:style-name="T3">(matrix)):</text:span><text:line-break/><text:span text:style-name="T3"> <text:s text:c="7"/>inner = []</text:span><text:line-break/><text:span text:style-name="T3"> <text:s text:c="7"/></text:span><text:span text:style-name="T1">for </text:span><text:span text:style-name="T3">j </text:span><text:span text:style-name="T1">in </text:span><text:span text:style-name="T5">range</text:span><text:span text:style-name="T3">(</text:span><text:span text:style-name="T5">len</text:span><text:span text:style-name="T3">(matrix[i]) // </text:span><text:span text:style-name="T4">2</text:span><text:span text:style-name="T3">, </text:span><text:span text:style-name="T5">len</text:span><text:span text:style-name="T3">(matrix)):</text:span><text:line-break/><text:span text:style-name="T3"> <text:s text:c="11"/>inner.append(matrix[i][j])</text:span><text:line-break/><text:span text:style-name="T3"> <text:s text:c="7"/>d.append(inner)</text:span><text:line-break/><text:span text:style-name="T3"> <text:s text:c="3"/></text:span><text:span text:style-name="T1">return </text:span><text:span text:style-name="T3">a, b, c, d</text:span><text:line-break/><text:line-break/><text:line-break/><text:span text:style-name="T1">def </text:span><text:span text:style-name="T2">minus</text:span><text:span text:style-name="T3">(x, y):</text:span><text:line-break/><text:span text:style-name="T3"> <text:s text:c="3"/>z = []</text:span><text:line-break/><text:span text:style-name="T3"> <text:s text:c="3"/></text:span><text:span text:style-name="T1">for </text:span><text:span text:style-name="T3">d </text:span><text:span text:style-name="T1">in </text:span><text:span text:style-name="T5">range</text:span><text:span text:style-name="T3">(</text:span><text:span text:style-name="T5">len</text:span><text:span text:style-name="T3">(x)):</text:span><text:line-break/><text:span text:style-name="T3"> <text:s text:c="7"/>z.append(</text:span><text:span text:style-name="T5">list</text:span><text:span text:style-name="T3">(</text:span><text:span text:style-name="T5">range</text:span><text:span text:style-name="T3">(</text:span><text:span text:style-name="T5">len</text:span><text:span text:style-name="T3">(x))))</text:span><text:line-break/><text:span text:style-name="T3"> <text:s text:c="3"/></text:span><text:span text:style-name="T1">for </text:span><text:span text:style-name="T3">i </text:span><text:span text:style-name="T1">in </text:span><text:span text:style-name="T5">range</text:span><text:span text:style-name="T3">(</text:span><text:span text:style-name="T5">len</text:span><text:span text:style-name="T3">(x)):</text:span><text:line-break/><text:span text:style-name="T3"> <text:s text:c="7"/></text:span><text:span text:style-name="T1">for </text:span><text:span text:style-name="T3">j </text:span><text:span text:style-name="T1">in </text:span><text:span text:style-name="T5">range</text:span><text:span text:style-name="T3">(</text:span><text:span text:style-name="T5">len</text:span><text:span text:style-name="T3">(x)):</text:span><text:line-break/><text:span text:style-name="T3"> <text:s text:c="11"/>z[i][j] = x[i][j] - y[i][j]</text:span><text:line-break/><text:span text:style-name="T3"> <text:s text:c="3"/></text:span><text:span text:style-name="T1">return </text:span><text:span text:style-name="T3">z</text:span><text:line-break/><text:line-break/><text:line-break/><text:span text:style-name="T1">def </text:span><text:span text:style-name="T2">plus</text:span><text:span text:style-name="T3">(x, y):</text:span><text:line-break/><text:span text:style-name="T3"> <text:s text:c="3"/>z = []</text:span><text:line-break/><text:span text:style-name="T3"> <text:s text:c="3"/></text:span><text:span text:style-name="T1">for </text:span><text:span text:style-name="T3">d </text:span><text:span text:style-name="T1">in </text:span><text:span text:style-name="T5">range</text:span><text:span text:style-name="T3">(</text:span><text:span text:style-name="T5">len</text:span><text:span text:style-name="T3">(x)):</text:span><text:line-break/><text:span text:style-name="T3"> <text:s text:c="7"/>z.append(</text:span><text:span text:style-name="T5">list</text:span><text:span text:style-name="T3">(</text:span><text:span text:style-name="T5">range</text:span><text:span text:style-name="T3">(</text:span><text:span text:style-name="T5">len</text:span><text:span text:style-name="T3">(x))))</text:span><text:line-break/><text:span text:style-name="T3"> <text:s text:c="3"/></text:span><text:span text:style-name="T1">for </text:span><text:span text:style-name="T3">i </text:span><text:span text:style-name="T1">in </text:span><text:span text:style-name="T5">range</text:span><text:span text:style-name="T3">(</text:span><text:span text:style-name="T5">len</text:span><text:span text:style-name="T3">(x)):</text:span><text:line-break/><text:span text:style-name="T3"> <text:s text:c="7"/></text:span><text:span text:style-name="T1">for </text:span><text:span text:style-name="T3">j </text:span><text:span text:style-name="T1">in </text:span><text:span text:style-name="T5">range</text:span><text:span text:style-name="T3">(</text:span><text:span text:style-name="T5">len</text:span><text:span text:style-name="T3">(x)):</text:span><text:line-break/><text:span text:style-name="T3"> <text:s text:c="11"/>z[i][j] = x[i][j] + y[i][j]</text:span><text:line-break/><text:span text:style-name="T3"> <text:s text:c="3"/></text:span><text:span text:style-name="T1">return </text:span><text:span text:style-name="T3">z</text:span><text:line-break/><text:line-break/><text:line-break/><text:span text:style-name="T1">def </text:span><text:span text:style-name="T2">no_zeros</text:span><text:span text:style-name="T3">(matrix):</text:span><text:line-break/><text:span text:style-name="T3"> <text:s text:c="3"/></text:span><text:span text:style-name="T1">while </text:span><text:span text:style-name="T3">n &lt; </text:span><text:span text:style-name="T5">len</text:span><text:span text:style-name="T3">(matrix):</text:span><text:line-break/><text:span text:style-name="T3"> <text:s text:c="7"/></text:span><text:span text:style-name="T1">for </text:span><text:span text:style-name="T3">f </text:span><text:span text:style-name="T1">in </text:span><text:span text:style-name="T3">matrix:</text:span><text:line-break/><text:span text:style-name="T3"> <text:s text:c="11"/>f.pop(-</text:span><text:span text:style-name="T4">1</text:span><text:span text:style-name="T3">)</text:span><text:line-break/><text:span text:style-name="T3"> <text:s text:c="7"/>matrix.pop(-</text:span><text:span text:style-name="T4">1</text:span><text:span text:style-name="T3">)</text:span><text:line-break/><text:span text:style-name="T3"> <text:s text:c="3"/></text:span><text:span text:style-name="T1">else</text:span><text:span text:style-name="T3">:</text:span><text:line-break/><text:span text:style-name="T3"> <text:s text:c="7"/></text:span><text:span text:style-name="T1">return </text:span><text:span text:style-name="T3">matrix</text:span><text:line-break/><text:line-break/><text:line-break/><text:span text:style-name="T1">def </text:span><text:span text:style-name="T2">strassen</text:span><text:span text:style-name="T3">(x, y):</text:span><text:line-break/><text:span text:style-name="T3"> <text:s text:c="3"/>two_exp(x)</text:span><text:line-break/><text:span text:style-name="T3"> <text:s text:c="3"/>two_exp(y)</text:span><text:line-break/><text:span text:style-name="T3"> <text:s text:c="3"/></text:span><text:span text:style-name="T1">if </text:span><text:span text:style-name="T5">len</text:span><text:span text:style-name="T3">(x) &lt;= </text:span><text:span text:style-name="T4">2</text:span><text:span text:style-name="T3">:</text:span><text:line-break/><text:span text:style-name="T3"> <text:s text:c="7"/>a, b, c, d = x[</text:span><text:span text:style-name="T4">0</text:span><text:span text:style-name="T3">][</text:span><text:span text:style-name="T4">0</text:span><text:span text:style-name="T3">], x[</text:span><text:span text:style-name="T4">0</text:span><text:span text:style-name="T3">][</text:span><text:span text:style-name="T4">1</text:span><text:span text:style-name="T3">], x[</text:span><text:span text:style-name="T4">1</text:span><text:span text:style-name="T3">][</text:span><text:span text:style-name="T4">0</text:span><text:span text:style-name="T3">], x[</text:span><text:span text:style-name="T4">1</text:span><text:span text:style-name="T3">][</text:span><text:span text:style-name="T4">1</text:span><text:span text:style-name="T3">]</text:span><text:line-break/><text:span text:style-name="T3"> <text:s text:c="7"/>e, f, g, h = y[</text:span><text:span text:style-name="T4">0</text:span><text:span text:style-name="T3">][</text:span><text:span text:style-name="T4">0</text:span><text:span text:style-name="T3">], y[</text:span><text:span text:style-name="T4">0</text:span><text:span text:style-name="T3">][</text:span><text:span text:style-name="T4">1</text:span><text:span text:style-name="T3">], y[</text:span><text:span text:style-name="T4">1</text:span><text:span text:style-name="T3">][</text:span><text:span text:style-name="T4">0</text:span><text:span text:style-name="T3">], y[</text:span><text:span text:style-name="T4">1</text:span><text:span text:style-name="T3">][</text:span><text:span text:style-name="T4">1</text:span><text:span text:style-name="T3">]</text:span><text:line-break/><text:span text:style-name="T3"> <text:s text:c="7"/>p1 = a * (f - h)</text:span><text:line-break/><text:span text:style-name="T3"> <text:s text:c="7"/>p2 = (a + b) * h</text:span><text:line-break/><text:span text:style-name="T3"> <text:s text:c="7"/>p3 = (c + d) * e</text:span><text:line-break/><text:span text:style-name="T3"> <text:s text:c="7"/>p4 = d * (g - e)</text:span><text:line-break/><text:span text:style-name="T3"> <text:s text:c="7"/>p5 = (a + d) * (e + h)</text:span><text:line-break/><text:span text:style-name="T3"> <text:s text:c="7"/>p6 = (b - d) * (g + h)</text:span><text:line-break/><text:span text:style-name="T3"> <text:s text:c="7"/>p7 = (a - c) * (e + f)</text:span><text:line-break/><text:span text:style-name="T3"> <text:s text:c="7"/>z = []</text:span><text:line-break/><text:span text:style-name="T3"> <text:s text:c="7"/></text:span><text:span text:style-name="T1">for </text:span><text:span text:style-name="T3">p </text:span><text:span text:style-name="T1">in </text:span><text:span text:style-name="T5">range</text:span><text:span text:style-name="T3">(</text:span><text:span text:style-name="T5">len</text:span><text:span text:style-name="T3">(x)):</text:span><text:line-break/><text:span text:style-name="T3"> <text:s text:c="11"/>z.append(</text:span><text:span text:style-name="T5">list</text:span><text:span text:style-name="T3">(</text:span><text:span text:style-name="T5">range</text:span><text:span text:style-name="T3">(</text:span><text:span text:style-name="T5">len</text:span><text:span text:style-name="T3">(x))))</text:span><text:line-break/><text:soft-page-break/><text:span text:style-name="T3"> <text:s text:c="7"/>z[</text:span><text:span text:style-name="T4">0</text:span><text:span text:style-name="T3">][</text:span><text:span text:style-name="T4">0</text:span><text:span text:style-name="T3">] = p5 + p4 - p2 + p6</text:span><text:line-break/><text:span text:style-name="T3"> <text:s text:c="7"/>z[</text:span><text:span text:style-name="T4">0</text:span><text:span text:style-name="T3">][</text:span><text:span text:style-name="T4">1</text:span><text:span text:style-name="T3">] = p1 + p2</text:span><text:line-break/><text:span text:style-name="T3"> <text:s text:c="7"/>z[</text:span><text:span text:style-name="T4">1</text:span><text:span text:style-name="T3">][</text:span><text:span text:style-name="T4">0</text:span><text:span text:style-name="T3">] = p3 + p4</text:span><text:line-break/><text:span text:style-name="T3"> <text:s text:c="7"/>z[</text:span><text:span text:style-name="T4">1</text:span><text:span text:style-name="T3">][</text:span><text:span text:style-name="T4">1</text:span><text:span text:style-name="T3">]= p1 + p5 - p3 - p7</text:span><text:line-break/><text:span text:style-name="T3"> <text:s text:c="3"/></text:span><text:span text:style-name="T1">else</text:span><text:span text:style-name="T3">:</text:span><text:line-break/><text:span text:style-name="T3"> <text:s text:c="7"/>a,b,c,d = breakdown(x)</text:span><text:line-break/><text:span text:style-name="T3"> <text:s text:c="7"/>e,f,g,h = breakdown(y)</text:span><text:line-break/><text:span text:style-name="T3"> <text:s text:c="7"/>p1 = strassen(a, minus(f, h))</text:span><text:line-break/><text:span text:style-name="T3"> <text:s text:c="7"/>p2 = strassen(plus(a, b), h)</text:span><text:line-break/><text:span text:style-name="T3"> <text:s text:c="7"/>p3 = strassen(plus(c, d), e)</text:span><text:line-break/><text:span text:style-name="T3"> <text:s text:c="7"/>p4 = strassen(d, minus(g, e))</text:span><text:line-break/><text:span text:style-name="T3"> <text:s text:c="7"/>p5 = strassen(plus(a, d), plus(e, h))</text:span><text:line-break/><text:span text:style-name="T3"> <text:s text:c="7"/>p6 = strassen(minus(b, d), plus(g, h))</text:span><text:line-break/><text:span text:style-name="T3"> <text:s text:c="7"/>p7 = strassen(minus(a, c), plus(e, f))</text:span><text:line-break/><text:span text:style-name="T3"> <text:s text:c="7"/>z1 = minus(plus(p5, p4),minus(p2, p6))</text:span><text:line-break/><text:span text:style-name="T3"> <text:s text:c="7"/>z2 = plus(p1, p2)</text:span><text:line-break/><text:span text:style-name="T3"> <text:s text:c="7"/>z3 = plus(p3, p4)</text:span><text:line-break/><text:span text:style-name="T3"> <text:s text:c="7"/>z4 = minus(plus(p1, p5),plus(p3, p7))</text:span><text:line-break/><text:span text:style-name="T3"> <text:s text:c="7"/>z = []</text:span><text:line-break/><text:span text:style-name="T3"> <text:s text:c="7"/></text:span><text:span text:style-name="T1">for </text:span><text:span text:style-name="T3">p </text:span><text:span text:style-name="T1">in </text:span><text:span text:style-name="T5">range</text:span><text:span text:style-name="T3">(</text:span><text:span text:style-name="T5">len</text:span><text:span text:style-name="T3">(x)):</text:span><text:line-break/><text:span text:style-name="T3"> <text:s text:c="11"/>z.append(</text:span><text:span text:style-name="T5">list</text:span><text:span text:style-name="T3">(</text:span><text:span text:style-name="T5">range</text:span><text:span text:style-name="T3">(</text:span><text:span text:style-name="T5">len</text:span><text:span text:style-name="T3">(x))))</text:span><text:line-break/><text:span text:style-name="T3"> <text:s text:c="7"/></text:span><text:span text:style-name="T1">for </text:span><text:span text:style-name="T3">i </text:span><text:span text:style-name="T1">in </text:span><text:span text:style-name="T5">range</text:span><text:span text:style-name="T3">(</text:span><text:span text:style-name="T5">len</text:span><text:span text:style-name="T3">(z) // </text:span><text:span text:style-name="T4">2</text:span><text:span text:style-name="T3">):</text:span><text:line-break/><text:span text:style-name="T3"> <text:s text:c="11"/></text:span><text:span text:style-name="T1">for </text:span><text:span text:style-name="T3">j </text:span><text:span text:style-name="T1">in </text:span><text:span text:style-name="T5">range</text:span><text:span text:style-name="T3">(</text:span><text:span text:style-name="T5">len</text:span><text:span text:style-name="T3">(z[i]) // </text:span><text:span text:style-name="T4">2</text:span><text:span text:style-name="T3">):</text:span><text:line-break/><text:span text:style-name="T3"> <text:s text:c="15"/>z[i][j] = z1[i][j]</text:span><text:line-break/><text:span text:style-name="T3"> <text:s text:c="7"/></text:span><text:span text:style-name="T1">for </text:span><text:span text:style-name="T3">i </text:span><text:span text:style-name="T1">in </text:span><text:span text:style-name="T5">range</text:span><text:span text:style-name="T3">(</text:span><text:span text:style-name="T5">len</text:span><text:span text:style-name="T3">(z) // </text:span><text:span text:style-name="T4">2</text:span><text:span text:style-name="T3">):</text:span><text:line-break/><text:span text:style-name="T3"> <text:s text:c="11"/></text:span><text:span text:style-name="T1">for </text:span><text:span text:style-name="T3">j </text:span><text:span text:style-name="T1">in </text:span><text:span text:style-name="T5">range</text:span><text:span text:style-name="T3">(</text:span><text:span text:style-name="T5">len</text:span><text:span text:style-name="T3">(z[i]) // </text:span><text:span text:style-name="T4">2</text:span><text:span text:style-name="T3">, </text:span><text:span text:style-name="T5">len</text:span><text:span text:style-name="T3">(z)):</text:span><text:line-break/><text:span text:style-name="T3"> <text:s text:c="15"/>z[i][j] = z2[i][j - </text:span><text:span text:style-name="T5">len</text:span><text:span text:style-name="T3">(z[</text:span><text:span text:style-name="T4">1</text:span><text:span text:style-name="T3">]) // </text:span><text:span text:style-name="T4">2</text:span><text:span text:style-name="T3">]</text:span><text:line-break/><text:span text:style-name="T3"> <text:s text:c="7"/></text:span><text:span text:style-name="T1">for </text:span><text:span text:style-name="T3">i </text:span><text:span text:style-name="T1">in </text:span><text:span text:style-name="T5">range</text:span><text:span text:style-name="T3">(</text:span><text:span text:style-name="T5">len</text:span><text:span text:style-name="T3">(z) // </text:span><text:span text:style-name="T4">2</text:span><text:span text:style-name="T3">, </text:span><text:span text:style-name="T5">len</text:span><text:span text:style-name="T3">(z)):</text:span><text:line-break/><text:span text:style-name="T3"> <text:s text:c="11"/></text:span><text:span text:style-name="T1">for </text:span><text:span text:style-name="T3">j </text:span><text:span text:style-name="T1">in </text:span><text:span text:style-name="T5">range</text:span><text:span text:style-name="T3">(</text:span><text:span text:style-name="T5">len</text:span><text:span text:style-name="T3">(z[i]) // </text:span><text:span text:style-name="T4">2</text:span><text:span text:style-name="T3">):</text:span><text:line-break/><text:span text:style-name="T3"> <text:s text:c="15"/>z[i][j] = z3[i - </text:span><text:span text:style-name="T5">len</text:span><text:span text:style-name="T3">(z) // </text:span><text:span text:style-name="T4">2</text:span><text:span text:style-name="T3">][j]</text:span><text:line-break/><text:span text:style-name="T3"> <text:s text:c="7"/></text:span><text:span text:style-name="T1">for </text:span><text:span text:style-name="T3">i </text:span><text:span text:style-name="T1">in </text:span><text:span text:style-name="T5">range</text:span><text:span text:style-name="T3">(</text:span><text:span text:style-name="T5">len</text:span><text:span text:style-name="T3">(z) // </text:span><text:span text:style-name="T4">2</text:span><text:span text:style-name="T3">, </text:span><text:span text:style-name="T5">len</text:span><text:span text:style-name="T3">(z)):</text:span><text:line-break/><text:span text:style-name="T3"> <text:s text:c="11"/></text:span><text:span text:style-name="T1">for </text:span><text:span text:style-name="T3">j </text:span><text:span text:style-name="T1">in </text:span><text:span text:style-name="T5">range</text:span><text:span text:style-name="T3">(</text:span><text:span text:style-name="T5">len</text:span><text:span text:style-name="T3">(z[i]) // </text:span><text:span text:style-name="T4">2</text:span><text:span text:style-name="T3">, </text:span><text:span text:style-name="T5">len</text:span><text:span text:style-name="T3">(z)):</text:span><text:line-break/><text:span text:style-name="T3"> <text:s text:c="15"/>z[i][j] = z4[i - </text:span><text:span text:style-name="T5">len</text:span><text:span text:style-name="T3">(z) // </text:span><text:span text:style-name="T4">2</text:span><text:span text:style-name="T3">][j - </text:span><text:span text:style-name="T5">len</text:span><text:span text:style-name="T3">(z) // </text:span><text:span text:style-name="T4">2</text:span><text:span text:style-name="T3">]<text:line-break/> <text:s text:c="7"/>no_zeros(z)</text:span><text:line-break/><text:span text:style-name="T3"> <text:s text:c="3"/></text:span><text:span text:style-name="T1">return </text:span><text:span text:style-name="T3">z</text:span></text:p>
            <text:p text:style-name="Standard"/>
          </table:table-cell>
        </table:table-row>
      </table:table>
      <text:p text:style-name="P3"/>
      <text:p text:style-name="P5">Тесты:</text:p>
      <text:p text:style-name="P5"/>
      <table:table table:name="Table8" table:style-name="Table8">
        <table:table-column table:style-name="Table8.A" table:number-columns-repeated="3"/>
        <table:table-row table:style-name="TableLine94039518440384">
          <table:table-cell table:style-name="Table8.A1" office:value-type="string">
            <text:p text:style-name="P20">input</text:p>
          </table:table-cell>
          <table:table-cell table:style-name="Table8.A1" office:value-type="string">
            <text:p text:style-name="P20">output</text:p>
          </table:table-cell>
          <table:table-cell table:style-name="Table8.A1" office:value-type="string">
            <text:p text:style-name="P20">time</text:p>
          </table:table-cell>
        </table:table-row>
        <table:table-row table:style-name="TableLine94039518440384">
          <table:table-cell table:style-name="Table8.A1" office:value-type="string">
            <text:p text:style-name="P14"><text:span text:style-name="T3">3</text:span><text:line-break/><text:span text:style-name="T3">1 -3 2 4 -1 -3</text:span><text:line-break/><text:span text:style-name="T3">4 2 5 -6 7 -7</text:span><text:line-break/><text:span text:style-name="T3">0 9 -8 -3 4 -5</text:span></text:p>
          </table:table-cell>
          <table:table-cell table:style-name="Table8.A1" office:value-type="string">
            <text:p text:style-name="P14"><text:span text:style-name="T3">16 -14 8 </text:span><text:line-break/><text:span text:style-name="T3">-11 30 -51 </text:span><text:line-break/><text:span text:style-name="T3">-30 31 -23 </text:span></text:p>
            <text:p text:style-name="Standard"/>
          </table:table-cell>
          <table:table-cell table:style-name="Table8.A1" office:value-type="string">
            <text:p text:style-name="Table_20_Contents">0.001149636000263854 секунд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ans-serif" svg:font-family="sans-serif"/>
    <style:font-face style:name="aakar" svg:font-family="aakar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9T10:05:42.002317838</meta:creation-date>
    <dc:date>2021-10-19T22:53:19.235434662</dc:date>
    <meta:editing-duration>PT33M58S</meta:editing-duration>
    <meta:editing-cycles>3</meta:editing-cycles>
    <meta:generator>LibreOffice/6.4.7.2$Linux_X86_64 LibreOffice_project/40$Build-2</meta:generator>
    <meta:document-statistic meta:table-count="11" meta:image-count="0" meta:object-count="0" meta:page-count="11" meta:paragraph-count="106" meta:word-count="2316" meta:character-count="15667" meta:non-whitespace-character-count="11426"/>
  </office:meta>
</office:document-meta>
</file>